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onymous Pro" svg:font-family="'Anonymous Pro'" style:font-adornments="Regular" style:font-pitch="fixed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onaco" svg:font-family="Monaco" style:font-adornments="Regular" style:font-family-generic="modern" style:font-pitch="variable"/>
    <style:font-face style:name="Source Han Sans SC" svg:font-family="'Source Han Sans SC'" style:font-family-generic="system" style:font-pitch="variable"/>
    <style:font-face style:name="ヒラギノ角ゴ ProN W3" svg:font-family="'ヒラギノ角ゴ ProN W3'"/>
    <style:font-face style:name="ヒラギノ角ゴ ProN W31" svg:font-family="'ヒラギノ角ゴ ProN W3'" style:font-pitch="variable"/>
    <style:font-face style:name="ヒラギノ角ゴ ProN W6" svg:font-family="'ヒラギノ角ゴ ProN W6'"/>
    <style:font-face style:name="游ゴシック体" svg:font-family="游ゴシック体" style:font-family-generic="system" style:font-pitch="variable"/>
  </office:font-face-decls>
  <office:automatic-styles>
    <style:style style:name="co1" style:family="table-column">
      <style:table-column-properties fo:break-before="auto" style:column-width="1.79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839in"/>
    </style:style>
    <style:style style:name="co4" style:family="table-column">
      <style:table-column-properties fo:break-before="auto" style:column-width="0.9362in"/>
    </style:style>
    <style:style style:name="co5" style:family="table-column">
      <style:table-column-properties fo:break-before="auto" style:column-width="0.8799in"/>
    </style:style>
    <style:style style:name="co6" style:family="table-column">
      <style:table-column-properties fo:break-before="auto" style:column-width="0.902in"/>
    </style:style>
    <style:style style:name="co7" style:family="table-column">
      <style:table-column-properties fo:break-before="auto" style:column-width="0.9472in"/>
    </style:style>
    <style:style style:name="co8" style:family="table-column">
      <style:table-column-properties fo:break-before="auto" style:column-width="1.7709in"/>
    </style:style>
    <style:style style:name="co9" style:family="table-column">
      <style:table-column-properties fo:break-before="auto" style:column-width="1.8217in"/>
    </style:style>
    <style:style style:name="co10" style:family="table-column">
      <style:table-column-properties fo:break-before="auto" style:column-width="4.2673in"/>
    </style:style>
    <style:style style:name="co11" style:family="table-column">
      <style:table-column-properties fo:break-before="auto" style:column-width="0.8874in"/>
    </style:style>
    <style:style style:name="co12" style:family="table-column">
      <style:table-column-properties fo:break-before="auto" style:column-width="0.4626in"/>
    </style:style>
    <style:style style:name="co13" style:family="table-column">
      <style:table-column-properties fo:break-before="auto" style:column-width="1.2764in"/>
    </style:style>
    <style:style style:name="co14" style:family="table-column">
      <style:table-column-properties fo:break-before="auto" style:column-width="1.198in"/>
    </style:style>
    <style:style style:name="co15" style:family="table-column">
      <style:table-column-properties fo:break-before="auto" style:column-width="0.4335in"/>
    </style:style>
    <style:style style:name="co16" style:family="table-column">
      <style:table-column-properties fo:break-before="auto" style:column-width="1.302in"/>
    </style:style>
    <style:style style:name="co17" style:family="table-column">
      <style:table-column-properties fo:break-before="auto" style:column-width="1.2602in"/>
    </style:style>
    <style:style style:name="ro1" style:family="table-row">
      <style:table-row-properties style:row-height="0.3602in" fo:break-before="auto" style:use-optimal-row-height="false"/>
    </style:style>
    <style:style style:name="ro2" style:family="table-row">
      <style:table-row-properties style:row-height="0.2543in" fo:break-before="auto" style:use-optimal-row-height="false"/>
    </style:style>
    <style:style style:name="ro3" style:family="table-row">
      <style:table-row-properties style:row-height="0.3193in" fo:break-before="auto" style:use-optimal-row-height="false"/>
    </style:style>
    <style:style style:name="ro4" style:family="table-row">
      <style:table-row-properties style:row-height="0.678in" fo:break-before="auto" style:use-optimal-row-height="false"/>
    </style:style>
    <style:style style:name="ro5" style:family="table-row">
      <style:table-row-properties style:row-height="0.178in" fo:break-before="auto" style:use-optimal-row-height="false"/>
    </style:style>
    <style:style style:name="ro6" style:family="table-row">
      <style:table-row-properties style:row-height="0.2571in" fo:break-before="auto" style:use-optimal-row-height="false"/>
    </style:style>
    <style:style style:name="ro7" style:family="table-row">
      <style:table-row-properties style:row-height="0.4626in" fo:break-before="auto" style:use-optimal-row-height="false"/>
    </style:style>
    <style:style style:name="ro8" style:family="table-row">
      <style:table-row-properties style:row-height="0.6709in" fo:break-before="auto" style:use-optimal-row-height="false"/>
    </style:style>
    <style:style style:name="ta1" style:family="table" style:master-page-name="PageStyle_5f_年度">
      <style:table-properties table:display="true" style:writing-mode="lr-tb"/>
    </style:style>
    <style:style style:name="ta2" style:family="table" style:master-page-name="PageStyle_5f_総勘定元帳">
      <style:table-properties table:display="true" style:writing-mode="lr-tb"/>
    </style:style>
    <style:style style:name="ta3" style:family="table" style:master-page-name="PageStyle_5f_合計">
      <style:table-properties table:display="true" style:writing-mode="lr-tb"/>
    </style:style>
    <style:style style:name="ta4" style:family="table" style:master-page-name="PageStyle_5f_貸借対照表">
      <style:table-properties table:display="true" style:writing-mode="lr-tb"/>
    </style:style>
    <style:style style:name="ta5" style:family="table" style:master-page-name="PageStyle_5f_月ごと売上">
      <style:table-properties table:display="true" style:writing-mode="lr-tb"/>
    </style:style>
    <style:style style:name="ta6" style:family="table" style:master-page-name="PageStyle_5f_月ごと費用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text-style style:name="N100">
      <number:text-content/>
    </number:text-style>
    <style:style style:name="ce5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ヒラギノ角ゴ ProN W3" fo:font-size="12pt" fo:font-style="normal" fo:text-shadow="none" style:text-underline-style="none" fo:font-weight="normal" style:font-name-asian="ヒラギノ角ゴ ProN W3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ヒラギノ角ゴ ProN W3" fo:font-size="10pt" fo:font-style="normal" fo:text-shadow="none" style:text-underline-style="none" fo:font-weight="normal" style:font-name-asian="ヒラギノ角ゴ ProN W3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ヒラギノ角ゴ ProN W3" fo:font-size="10pt" fo:font-style="normal" fo:text-shadow="none" style:text-underline-style="none" fo:font-weight="normal" style:font-name-asian="ヒラギノ角ゴ ProN W3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49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fo:padding="0.0417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ヒラギノ角ゴ ProN W6" fo:font-size="10pt" fo:font-style="normal" fo:text-shadow="none" style:text-underline-style="none" fo:font-weight="normal" style:font-name-asian="ヒラギノ角ゴ ProN W6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49">
      <style:table-cell-properties fo:border="0.74pt solid #000000" fo:padding="0.0417in"/>
    </style:style>
    <style:style style:name="ce56" style:family="table-cell" style:parent-style-name="Default" style:data-style-name="N49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fo:padding="0.0417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ヒラギノ角ゴ ProN W3" fo:font-size="10pt" fo:font-style="normal" fo:text-shadow="none" style:text-underline-style="none" fo:font-weight="normal" style:font-name-asian="ヒラギノ角ゴ ProN W3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49">
      <style:table-cell-properties style:cell-protect="protected" style:print-content="true" style:text-align-source="value-type" style:repeat-content="false" fo:wrap-option="wrap" fo:border="0.74pt solid #000000" style:direction="ltr" fo:padding="0.0417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ヒラギノ角ゴ ProN W3" fo:font-size="10pt" fo:font-style="normal" fo:text-shadow="none" style:text-underline-style="none" fo:font-weight="normal" style:font-name-asian="ヒラギノ角ゴ ProN W3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176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fo:padding="0.0417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ヒラギノ角ゴ ProN W6" fo:font-size="10pt" fo:font-style="normal" fo:text-shadow="none" style:text-underline-style="none" fo:font-weight="normal" style:font-name-asian="ヒラギノ角ゴ ProN W6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176">
      <style:table-cell-properties fo:border="0.74pt solid #000000" fo:padding="0.0417in"/>
    </style:style>
    <style:style style:name="ce60" style:family="table-cell" style:parent-style-name="Default" style:data-style-name="N176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fo:padding="0.0417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ヒラギノ角ゴ ProN W3" fo:font-size="10pt" fo:font-style="normal" fo:text-shadow="none" style:text-underline-style="none" fo:font-weight="normal" style:font-name-asian="ヒラギノ角ゴ ProN W3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176">
      <style:table-cell-properties style:cell-protect="protected" style:print-content="true" style:text-align-source="value-type" style:repeat-content="false" fo:wrap-option="wrap" fo:border="0.74pt solid #000000" style:direction="ltr" fo:padding="0.0417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ヒラギノ角ゴ ProN W3" fo:font-size="10pt" fo:font-style="normal" fo:text-shadow="none" style:text-underline-style="none" fo:font-weight="normal" style:font-name-asian="ヒラギノ角ゴ ProN W3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fo:padding="0.0417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ヒラギノ角ゴ ProN W6" fo:font-size="10pt" fo:font-style="normal" fo:text-shadow="none" style:text-underline-style="none" fo:font-weight="normal" style:font-name-asian="ヒラギノ角ゴ ProN W6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fo:padding="0.0417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ヒラギノ角ゴ ProN W3" fo:font-size="10pt" fo:font-style="normal" fo:text-shadow="none" style:text-underline-style="none" fo:font-weight="normal" style:font-name-asian="ヒラギノ角ゴ ProN W3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0">
      <style:table-cell-properties style:cell-protect="protected" style:print-content="true" style:text-align-source="value-type" style:repeat-content="false" fo:wrap-option="wrap" fo:border="0.74pt solid #000000" style:direction="ltr" fo:padding="0.0417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ヒラギノ角ゴ ProN W3" fo:font-size="10pt" fo:font-style="normal" fo:text-shadow="none" style:text-underline-style="none" fo:font-weight="normal" style:font-name-asian="ヒラギノ角ゴ ProN W3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fo:border="0.74pt solid #000000" fo:padding="0.0417in"/>
    </style:style>
    <style:style style:name="ce6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fo:padding="0.0417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ヒラギノ角ゴ ProN W3" fo:font-size="10pt" fo:font-style="normal" fo:text-shadow="none" style:text-underline-style="none" fo:font-weight="normal" style:font-name-asian="ヒラギノ角ゴ ProN W3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wrap-option="wrap" fo:border="0.74pt solid #000000" fo:padding="0.0417in"/>
      <style:text-properties style:font-name="Monaco" fo:font-size="10pt"/>
    </style:style>
    <style:style style:name="ce19" style:family="table-cell" style:parent-style-name="Default">
      <style:table-cell-properties fo:border="0.74pt solid #000000" fo:padding="0.0417in"/>
      <style:text-properties style:font-name="Monaco" fo:font-size="10pt"/>
    </style:style>
    <style:style style:name="ce67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fo:padding="0.0417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ヒラギノ角ゴ ProN W6" fo:font-size="10pt" fo:font-style="normal" fo:text-shadow="none" style:text-underline-style="none" fo:font-weight="normal" style:font-name-asian="ヒラギノ角ゴ ProN W6" style:font-size-asian="10pt" style:font-style-asian="normal" style:font-weight-asian="normal" style:font-size-complex="10pt" style:font-style-complex="normal" style:font-weight-complex="normal"/>
      <style:map style:condition="cell-content()=&quot;TRUE&quot;" style:apply-style-name="ConditionalStyle_5f_1" style:base-cell-address="総勘定元帳.I1"/>
      <style:map style:condition="cell-content()=&quot;FALSE&quot;" style:apply-style-name="ConditionalStyle_5f_2" style:base-cell-address="総勘定元帳.I1"/>
    </style:style>
    <style:style style:name="ce68" style:family="table-cell" style:parent-style-name="Default" style:data-style-name="N99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fo:padding="0.0417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ヒラギノ角ゴ ProN W3" fo:font-size="10pt" fo:font-style="normal" fo:text-shadow="none" style:text-underline-style="none" fo:font-weight="normal" style:font-name-asian="ヒラギノ角ゴ ProN W3" style:font-size-asian="10pt" style:font-style-asian="normal" style:font-weight-asian="normal" style:font-size-complex="10pt" style:font-style-complex="normal" style:font-weight-complex="normal"/>
      <style:map style:condition="cell-content()=&quot;TRUE&quot;" style:apply-style-name="ConditionalStyle_5f_1" style:base-cell-address="総勘定元帳.I1"/>
      <style:map style:condition="cell-content()=&quot;FALSE&quot;" style:apply-style-name="ConditionalStyle_5f_2" style:base-cell-address="総勘定元帳.I1"/>
    </style:style>
    <style:style style:name="ce69" style:family="table-cell" style:parent-style-name="Default" style:data-style-name="N130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fo:padding="0.0417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ヒラギノ角ゴ ProN W3" fo:font-size="10pt" fo:font-style="normal" fo:text-shadow="none" style:text-underline-style="none" fo:font-weight="normal" style:font-name-asian="ヒラギノ角ゴ ProN W3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130">
      <style:table-cell-properties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ヒラギノ角ゴ ProN W3" fo:font-size="10pt" fo:font-style="normal" fo:text-shadow="none" style:text-underline-style="none" fo:font-weight="normal" style:font-name-asian="ヒラギノ角ゴ ProN W3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176">
      <style:table-cell-properties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ヒラギノ角ゴ ProN W3" fo:font-size="10pt" fo:font-style="normal" fo:text-shadow="none" style:text-underline-style="none" fo:font-weight="normal" style:font-name-asian="ヒラギノ角ゴ ProN W3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176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ヒラギノ角ゴ ProN W3" fo:font-size="10pt" fo:font-style="normal" fo:text-shadow="none" style:text-underline-style="none" fo:font-weight="normal" style:font-name-asian="ヒラギノ角ゴ ProN W3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ヒラギノ角ゴ ProN W3" fo:font-size="10pt" fo:font-style="normal" fo:text-shadow="none" style:text-underline-style="none" fo:font-weight="normal" style:font-name-asian="ヒラギノ角ゴ ProN W3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177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fo:padding="0.0417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ヒラギノ角ゴ ProN W6" fo:font-size="10pt" fo:font-style="normal" fo:text-shadow="none" style:text-underline-style="none" fo:font-weight="normal" style:font-name-asian="ヒラギノ角ゴ ProN W6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177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fo:padding="0.0417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ヒラギノ角ゴ ProN W3" fo:font-size="10pt" fo:font-style="normal" fo:text-shadow="none" style:text-underline-style="none" fo:font-weight="normal" style:font-name-asian="ヒラギノ角ゴ ProN W3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177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ヒラギノ角ゴ ProN W3" fo:font-size="10pt" fo:font-style="normal" fo:text-shadow="none" style:text-underline-style="none" fo:font-weight="normal" style:font-name-asian="ヒラギノ角ゴ ProN W3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fo:padding="0.0417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ヒラギノ角ゴ ProN W6" fo:font-size="10pt" fo:font-style="normal" fo:text-shadow="none" style:text-underline-style="none" fo:font-weight="normal" style:font-name-asian="ヒラギノ角ゴ ProN W6" style:font-size-asian="10pt" style:font-style-asian="normal" style:font-weight-asian="normal" style:font-size-complex="10pt" style:font-style-complex="normal" style:font-weight-complex="normal"/>
    </style:style>
    <style:style style:name="gr1" style:family="graphic" style:parent-style-name="Default">
      <style:graphic-properties loext:decorative="fals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年度" table:style-name="ta1">
        <office:forms form:automatic-focus="false" form:apply-design-mode="false"/>
        <table:table-column table:style-name="co1" table:number-columns-repeated="1024" table:default-cell-style-name="ce53"/>
        <table:table-row table:style-name="ro1">
          <table:table-cell table:style-name="ce51"/>
          <table:table-cell table:number-columns-repeated="1023"/>
        </table:table-row>
        <table:table-row table:style-name="ro2">
          <table:table-cell table:style-name="ce52" office:value-type="string" calcext:value-type="string">
            <text:p>2023/事業所得</text:p>
          </table:table-cell>
          <table:table-cell table:number-columns-repeated="1023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総勘定元帳" table:style-name="ta2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OpenFile" form:control-implementation="ooo:com.sun.star.form.component.CommandButton" xml:id="control1" form:id="control1" form:label="選択した行のファイルを開く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OpenFileMacro?language=Basic&amp;location=document" xlink:type="simple"/>
              </office:event-listeners>
            </form:button>
          </form:form>
        </office:forms>
        <table:shapes>
          <draw:control draw:z-index="0" draw:name="Control 1" draw:style-name="gr1" draw:text-style-name="P1" svg:width="1.6697in" svg:height="0.3819in" svg:x="14.1189in" svg:y="0.1528in" draw:control="control1"/>
        </table:shapes>
        <table:table-column table:style-name="co3" table:default-cell-style-name="ce57"/>
        <table:table-column table:style-name="co4" table:default-cell-style-name="ce61"/>
        <table:table-column table:style-name="co5" table:default-cell-style-name="ce64"/>
        <table:table-column table:style-name="co6" table:default-cell-style-name="ce61"/>
        <table:table-column table:style-name="co7" table:default-cell-style-name="ce64"/>
        <table:table-column table:style-name="co8" table:default-cell-style-name="ce65"/>
        <table:table-column table:style-name="co9" table:default-cell-style-name="ce64"/>
        <table:table-column table:style-name="co10" table:default-cell-style-name="ce19"/>
        <table:table-column table:style-name="co11" table:default-cell-style-name="ce64"/>
        <table:table-column table:style-name="co12" table:default-cell-style-name="ce64"/>
        <table:table-column table:style-name="co1" table:number-columns-repeated="1014" table:default-cell-style-name="ce64"/>
        <table:table-column table:style-name="co2" table:number-columns-repeated="15360" table:default-cell-style-name="ce65"/>
        <table:table-row table:style-name="ro4">
          <table:table-cell table:style-name="ce54" office:value-type="string" calcext:value-type="string">
            <text:p>日付</text:p>
          </table:table-cell>
          <table:table-cell table:style-name="ce58" office:value-type="string" calcext:value-type="string">
            <text:p>貸方</text:p>
          </table:table-cell>
          <table:table-cell table:style-name="ce62" office:value-type="string" calcext:value-type="string">
            <text:p>貸方区分</text:p>
          </table:table-cell>
          <table:table-cell table:style-name="ce58" office:value-type="string" calcext:value-type="string">
            <text:p>借方</text:p>
          </table:table-cell>
          <table:table-cell table:style-name="ce62" office:value-type="string" calcext:value-type="string">
            <text:p>借方区分</text:p>
          </table:table-cell>
          <table:table-cell office:value-type="string" calcext:value-type="string">
            <text:p>取引先</text:p>
          </table:table-cell>
          <table:table-cell table:style-name="ce62" office:value-type="string" calcext:value-type="string">
            <text:p>概要</text:p>
          </table:table-cell>
          <table:table-cell table:style-name="ce18" office:value-type="string" calcext:value-type="string">
            <text:p>取引書類(紙で保存の場合は「紙で保存」、データで保存の場合はファイル名を書く)</text:p>
            <text:p>連番じゃないとダメ!なんてふざけたことはいわないでね :)</text:p>
          </table:table-cell>
          <table:table-cell table:style-name="ce67" office:value-type="string" calcext:value-type="string">
            <text:p>CHECK</text:p>
          </table:table-cell>
          <table:table-cell table:style-name="ce62" office:value-type="string" calcext:value-type="string">
            <text:p>月</text:p>
          </table:table-cell>
          <table:table-cell table:number-columns-repeated="16374"/>
        </table:table-row>
        <table:table-row table:style-name="ro4">
          <table:table-cell table:style-name="ce55"/>
          <table:table-cell table:style-name="ce59"/>
          <table:table-cell table:style-name="ce63"/>
          <table:table-cell table:style-name="ce59"/>
          <table:table-cell table:style-name="ce63"/>
          <table:table-cell/>
          <table:table-cell table:style-name="ce65"/>
          <table:table-cell office:value-type="string" calcext:value-type="string">
            <text:p>/home/username/Documents/xxx/yyy/取引書類/my document.pdf</text:p>
          </table:table-cell>
          <table:table-cell table:style-name="ce68" table:formula="of:=AND(NOT(ISBLANK([.B2]));NOT(ISBLANK([.C2]));NOT(ISERROR(MATCH([.C2];[$合計.$A$1:.$A$100];0)));NOT(ISBLANK([.D2]));NOT(ISBLANK([.E2]));NOT(ISERROR(MATCH([.E2];[$合計.$C$1:.$C$100];0))))" office:value-type="boolean" office:boolean-value="false" calcext:value-type="boolean">
            <text:p>FALSE</text:p>
          </table:table-cell>
          <table:table-cell table:style-name="ce66" table:formula="of:=MONTH([.$A2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6"/>
          <table:table-cell table:style-name="ce60"/>
          <table:table-cell table:style-name="ce63"/>
          <table:table-cell table:style-name="ce60"/>
          <table:table-cell table:style-name="ce63"/>
          <table:table-cell/>
          <table:table-cell table:style-name="ce65"/>
          <table:table-cell office:value-type="string" calcext:value-type="string">
            <text:p>my document.pdf</text:p>
          </table:table-cell>
          <table:table-cell table:style-name="ce68" table:formula="of:=AND(NOT(ISBLANK([.B3]));NOT(ISBLANK([.C3]));NOT(ISERROR(MATCH([.C3];[$合計.$A$1:.$A$100];0)));NOT(ISBLANK([.D3]));NOT(ISBLANK([.E3]));NOT(ISERROR(MATCH([.E3];[$合計.$C$1:.$C$100];0))))" office:value-type="boolean" office:boolean-value="false" calcext:value-type="boolean">
            <text:p>FALSE</text:p>
          </table:table-cell>
          <table:table-cell table:style-name="ce66" table:formula="of:=MONTH([.$A3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6"/>
          <table:table-cell table:style-name="ce60"/>
          <table:table-cell table:style-name="ce63"/>
          <table:table-cell table:style-name="ce60"/>
          <table:table-cell table:style-name="ce63"/>
          <table:table-cell/>
          <table:table-cell table:style-name="ce66"/>
          <table:table-cell/>
          <table:table-cell table:style-name="ce68" table:formula="of:=AND(NOT(ISBLANK([.B4]));NOT(ISBLANK([.C4]));NOT(ISERROR(MATCH([.C4];[$合計.$A$1:.$A$100];0)));NOT(ISBLANK([.D4]));NOT(ISBLANK([.E4]));NOT(ISERROR(MATCH([.E4];[$合計.$C$1:.$C$100];0))))" office:value-type="boolean" office:boolean-value="false" calcext:value-type="boolean">
            <text:p>FALSE</text:p>
          </table:table-cell>
          <table:table-cell table:style-name="ce66" table:formula="of:=MONTH([.$A4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5"/>
          <table:table-cell table:style-name="ce59"/>
          <table:table-cell table:style-name="ce63"/>
          <table:table-cell table:style-name="ce59"/>
          <table:table-cell table:style-name="ce63"/>
          <table:table-cell/>
          <table:table-cell table:style-name="ce65"/>
          <table:table-cell/>
          <table:table-cell table:style-name="ce68" table:formula="of:=AND(NOT(ISBLANK([.B5]));NOT(ISBLANK([.C5]));NOT(ISERROR(MATCH([.C5];[$合計.$A$1:.$A$100];0)));NOT(ISBLANK([.D5]));NOT(ISBLANK([.E5]));NOT(ISERROR(MATCH([.E5];[$合計.$C$1:.$C$100];0))))" office:value-type="boolean" office:boolean-value="false" calcext:value-type="boolean">
            <text:p>FALSE</text:p>
          </table:table-cell>
          <table:table-cell table:style-name="ce66" table:formula="of:=MONTH([.$A5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6"/>
          <table:table-cell table:style-name="ce60"/>
          <table:table-cell table:style-name="ce63"/>
          <table:table-cell table:style-name="ce60"/>
          <table:table-cell table:style-name="ce63"/>
          <table:table-cell/>
          <table:table-cell table:style-name="ce66"/>
          <table:table-cell/>
          <table:table-cell table:style-name="ce68" table:formula="of:=AND(NOT(ISBLANK([.B6]));NOT(ISBLANK([.C6]));NOT(ISERROR(MATCH([.C6];[$合計.$A$1:.$A$100];0)));NOT(ISBLANK([.D6]));NOT(ISBLANK([.E6]));NOT(ISERROR(MATCH([.E6];[$合計.$C$1:.$C$100];0))))" office:value-type="boolean" office:boolean-value="false" calcext:value-type="boolean">
            <text:p>FALSE</text:p>
          </table:table-cell>
          <table:table-cell table:style-name="ce66" table:formula="of:=MONTH([.$A6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5"/>
          <table:table-cell table:style-name="ce59"/>
          <table:table-cell table:style-name="ce63"/>
          <table:table-cell table:style-name="ce59"/>
          <table:table-cell table:style-name="ce63"/>
          <table:table-cell/>
          <table:table-cell table:style-name="ce65"/>
          <table:table-cell/>
          <table:table-cell table:style-name="ce68" table:formula="of:=AND(NOT(ISBLANK([.B7]));NOT(ISBLANK([.C7]));NOT(ISERROR(MATCH([.C7];[$合計.$A$1:.$A$100];0)));NOT(ISBLANK([.D7]));NOT(ISBLANK([.E7]));NOT(ISERROR(MATCH([.E7];[$合計.$C$1:.$C$100];0))))" office:value-type="boolean" office:boolean-value="false" calcext:value-type="boolean">
            <text:p>FALSE</text:p>
          </table:table-cell>
          <table:table-cell table:style-name="ce66" table:formula="of:=MONTH([.$A7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5"/>
          <table:table-cell table:style-name="ce60"/>
          <table:table-cell table:style-name="ce63"/>
          <table:table-cell table:style-name="ce60"/>
          <table:table-cell table:style-name="ce63"/>
          <table:table-cell/>
          <table:table-cell table:style-name="ce65"/>
          <table:table-cell/>
          <table:table-cell table:style-name="ce68" table:formula="of:=AND(NOT(ISBLANK([.B8]));NOT(ISBLANK([.C8]));NOT(ISERROR(MATCH([.C8];[$合計.$A$1:.$A$100];0)));NOT(ISBLANK([.D8]));NOT(ISBLANK([.E8]));NOT(ISERROR(MATCH([.E8];[$合計.$C$1:.$C$100];0))))" office:value-type="boolean" office:boolean-value="false" calcext:value-type="boolean">
            <text:p>FALSE</text:p>
          </table:table-cell>
          <table:table-cell table:style-name="ce66" table:formula="of:=MONTH([.$A8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5"/>
          <table:table-cell table:style-name="ce60"/>
          <table:table-cell table:style-name="ce63"/>
          <table:table-cell table:style-name="ce60"/>
          <table:table-cell table:style-name="ce63"/>
          <table:table-cell/>
          <table:table-cell table:style-name="ce65"/>
          <table:table-cell/>
          <table:table-cell table:style-name="ce68" table:formula="of:=AND(NOT(ISBLANK([.B9]));NOT(ISBLANK([.C9]));NOT(ISERROR(MATCH([.C9];[$合計.$A$1:.$A$100];0)));NOT(ISBLANK([.D9]));NOT(ISBLANK([.E9]));NOT(ISERROR(MATCH([.E9];[$合計.$C$1:.$C$100];0))))" office:value-type="boolean" office:boolean-value="false" calcext:value-type="boolean">
            <text:p>FALSE</text:p>
          </table:table-cell>
          <table:table-cell table:style-name="ce66" table:formula="of:=MONTH([.$A9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5"/>
          <table:table-cell table:style-name="ce59"/>
          <table:table-cell table:style-name="ce63"/>
          <table:table-cell table:style-name="ce59"/>
          <table:table-cell table:style-name="ce63"/>
          <table:table-cell/>
          <table:table-cell table:style-name="ce65"/>
          <table:table-cell/>
          <table:table-cell table:style-name="ce68" table:formula="of:=AND(NOT(ISBLANK([.B10]));NOT(ISBLANK([.C10]));NOT(ISERROR(MATCH([.C10];[$合計.$A$1:.$A$100];0)));NOT(ISBLANK([.D10]));NOT(ISBLANK([.E10]));NOT(ISERROR(MATCH([.E10];[$合計.$C$1:.$C$100];0))))" office:value-type="boolean" office:boolean-value="false" calcext:value-type="boolean">
            <text:p>FALSE</text:p>
          </table:table-cell>
          <table:table-cell table:style-name="ce66" table:formula="of:=MONTH([.$A10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5"/>
          <table:table-cell table:style-name="ce59"/>
          <table:table-cell table:style-name="ce63"/>
          <table:table-cell table:style-name="ce59"/>
          <table:table-cell table:style-name="ce63"/>
          <table:table-cell/>
          <table:table-cell table:style-name="ce65"/>
          <table:table-cell/>
          <table:table-cell table:style-name="ce68" table:formula="of:=AND(NOT(ISBLANK([.B11]));NOT(ISBLANK([.C11]));NOT(ISERROR(MATCH([.C11];[$合計.$A$1:.$A$100];0)));NOT(ISBLANK([.D11]));NOT(ISBLANK([.E11]));NOT(ISERROR(MATCH([.E11];[$合計.$C$1:.$C$100];0))))" office:value-type="boolean" office:boolean-value="false" calcext:value-type="boolean">
            <text:p>FALSE</text:p>
          </table:table-cell>
          <table:table-cell table:style-name="ce66" table:formula="of:=MONTH([.$A11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5"/>
          <table:table-cell table:style-name="ce59"/>
          <table:table-cell table:style-name="ce63"/>
          <table:table-cell table:style-name="ce59"/>
          <table:table-cell table:style-name="ce63"/>
          <table:table-cell/>
          <table:table-cell table:style-name="ce65"/>
          <table:table-cell/>
          <table:table-cell table:style-name="ce68" table:formula="of:=AND(NOT(ISBLANK([.B12]));NOT(ISBLANK([.C12]));NOT(ISERROR(MATCH([.C12];[$合計.$A$1:.$A$100];0)));NOT(ISBLANK([.D12]));NOT(ISBLANK([.E12]));NOT(ISERROR(MATCH([.E12];[$合計.$C$1:.$C$100];0))))" office:value-type="boolean" office:boolean-value="false" calcext:value-type="boolean">
            <text:p>FALSE</text:p>
          </table:table-cell>
          <table:table-cell table:style-name="ce66" table:formula="of:=MONTH([.$A13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6"/>
          <table:table-cell table:style-name="ce60"/>
          <table:table-cell table:style-name="ce63"/>
          <table:table-cell table:style-name="ce60"/>
          <table:table-cell table:style-name="ce63"/>
          <table:table-cell/>
          <table:table-cell table:style-name="ce66"/>
          <table:table-cell/>
          <table:table-cell table:style-name="ce68" table:formula="of:=AND(NOT(ISBLANK([.B13]));NOT(ISBLANK([.C13]));NOT(ISERROR(MATCH([.C13];[$合計.$A$1:.$A$100];0)));NOT(ISBLANK([.D13]));NOT(ISBLANK([.E13]));NOT(ISERROR(MATCH([.E13];[$合計.$C$1:.$C$100];0))))" office:value-type="boolean" office:boolean-value="false" calcext:value-type="boolean">
            <text:p>FALSE</text:p>
          </table:table-cell>
          <table:table-cell table:style-name="ce66" table:formula="of:=MONTH([.$A13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5"/>
          <table:table-cell table:style-name="ce60"/>
          <table:table-cell table:style-name="ce63"/>
          <table:table-cell table:style-name="ce60"/>
          <table:table-cell table:style-name="ce63"/>
          <table:table-cell/>
          <table:table-cell table:style-name="ce65"/>
          <table:table-cell/>
          <table:table-cell table:style-name="ce68" table:formula="of:=AND(NOT(ISBLANK([.B14]));NOT(ISBLANK([.C14]));NOT(ISERROR(MATCH([.C14];[$合計.$A$1:.$A$100];0)));NOT(ISBLANK([.D14]));NOT(ISBLANK([.E14]));NOT(ISERROR(MATCH([.E14];[$合計.$C$1:.$C$100];0))))" office:value-type="boolean" office:boolean-value="false" calcext:value-type="boolean">
            <text:p>FALSE</text:p>
          </table:table-cell>
          <table:table-cell table:style-name="ce66" table:formula="of:=MONTH([.$A14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6"/>
          <table:table-cell table:style-name="ce60"/>
          <table:table-cell table:style-name="ce63"/>
          <table:table-cell table:style-name="ce60"/>
          <table:table-cell table:style-name="ce63"/>
          <table:table-cell/>
          <table:table-cell table:style-name="ce65"/>
          <table:table-cell/>
          <table:table-cell table:style-name="ce68" table:formula="of:=AND(NOT(ISBLANK([.B15]));NOT(ISBLANK([.C15]));NOT(ISERROR(MATCH([.C15];[$合計.$A$1:.$A$100];0)));NOT(ISBLANK([.D15]));NOT(ISBLANK([.E15]));NOT(ISERROR(MATCH([.E15];[$合計.$C$1:.$C$100];0))))" office:value-type="boolean" office:boolean-value="false" calcext:value-type="boolean">
            <text:p>FALSE</text:p>
          </table:table-cell>
          <table:table-cell table:style-name="ce66" table:formula="of:=MONTH([.$A15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5"/>
          <table:table-cell table:style-name="ce60"/>
          <table:table-cell table:style-name="ce63"/>
          <table:table-cell table:style-name="ce60"/>
          <table:table-cell table:style-name="ce63"/>
          <table:table-cell/>
          <table:table-cell table:style-name="ce65"/>
          <table:table-cell/>
          <table:table-cell table:style-name="ce68" table:formula="of:=AND(NOT(ISBLANK([.B16]));NOT(ISBLANK([.C16]));NOT(ISERROR(MATCH([.C16];[$合計.$A$1:.$A$100];0)));NOT(ISBLANK([.D16]));NOT(ISBLANK([.E16]));NOT(ISERROR(MATCH([.E16];[$合計.$C$1:.$C$100];0))))" office:value-type="boolean" office:boolean-value="false" calcext:value-type="boolean">
            <text:p>FALSE</text:p>
          </table:table-cell>
          <table:table-cell table:style-name="ce66" table:formula="of:=MONTH([.$A16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5"/>
          <table:table-cell table:style-name="ce59"/>
          <table:table-cell table:style-name="ce63"/>
          <table:table-cell table:style-name="ce59"/>
          <table:table-cell table:style-name="ce63"/>
          <table:table-cell/>
          <table:table-cell table:style-name="ce65"/>
          <table:table-cell/>
          <table:table-cell table:style-name="ce68" table:formula="of:=AND(NOT(ISBLANK([.B17]));NOT(ISBLANK([.C17]));NOT(ISERROR(MATCH([.C17];[$合計.$A$1:.$A$100];0)));NOT(ISBLANK([.D17]));NOT(ISBLANK([.E17]));NOT(ISERROR(MATCH([.E17];[$合計.$C$1:.$C$100];0))))" office:value-type="boolean" office:boolean-value="false" calcext:value-type="boolean">
            <text:p>FALSE</text:p>
          </table:table-cell>
          <table:table-cell table:style-name="ce66" table:formula="of:=MONTH([.$A17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6"/>
          <table:table-cell table:style-name="ce60"/>
          <table:table-cell table:style-name="ce63"/>
          <table:table-cell table:style-name="ce60"/>
          <table:table-cell table:style-name="ce63"/>
          <table:table-cell/>
          <table:table-cell table:style-name="ce65"/>
          <table:table-cell/>
          <table:table-cell table:style-name="ce68" table:formula="of:=AND(NOT(ISBLANK([.B18]));NOT(ISBLANK([.C18]));NOT(ISERROR(MATCH([.C18];[$合計.$A$1:.$A$100];0)));NOT(ISBLANK([.D18]));NOT(ISBLANK([.E18]));NOT(ISERROR(MATCH([.E18];[$合計.$C$1:.$C$100];0))))" office:value-type="boolean" office:boolean-value="false" calcext:value-type="boolean">
            <text:p>FALSE</text:p>
          </table:table-cell>
          <table:table-cell table:style-name="ce66" table:formula="of:=MONTH([.$A18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6"/>
          <table:table-cell table:style-name="ce60"/>
          <table:table-cell table:style-name="ce63"/>
          <table:table-cell table:style-name="ce60"/>
          <table:table-cell table:style-name="ce63"/>
          <table:table-cell/>
          <table:table-cell table:style-name="ce66"/>
          <table:table-cell/>
          <table:table-cell table:style-name="ce68" table:formula="of:=AND(NOT(ISBLANK([.B19]));NOT(ISBLANK([.C19]));NOT(ISERROR(MATCH([.C19];[$合計.$A$1:.$A$100];0)));NOT(ISBLANK([.D19]));NOT(ISBLANK([.E19]));NOT(ISERROR(MATCH([.E19];[$合計.$C$1:.$C$100];0))))" office:value-type="boolean" office:boolean-value="false" calcext:value-type="boolean">
            <text:p>FALSE</text:p>
          </table:table-cell>
          <table:table-cell table:style-name="ce66" table:formula="of:=MONTH([.$A19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5"/>
          <table:table-cell table:style-name="ce59"/>
          <table:table-cell table:style-name="ce63"/>
          <table:table-cell table:style-name="ce59"/>
          <table:table-cell table:style-name="ce63"/>
          <table:table-cell/>
          <table:table-cell table:style-name="ce65"/>
          <table:table-cell/>
          <table:table-cell table:style-name="ce68" table:formula="of:=AND(NOT(ISBLANK([.B20]));NOT(ISBLANK([.C20]));NOT(ISERROR(MATCH([.C20];[$合計.$A$1:.$A$100];0)));NOT(ISBLANK([.D20]));NOT(ISBLANK([.E20]));NOT(ISERROR(MATCH([.E20];[$合計.$C$1:.$C$100];0))))" office:value-type="boolean" office:boolean-value="false" calcext:value-type="boolean">
            <text:p>FALSE</text:p>
          </table:table-cell>
          <table:table-cell table:style-name="ce66" table:formula="of:=MONTH([.$A20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6"/>
          <table:table-cell table:style-name="ce60"/>
          <table:table-cell table:style-name="ce63"/>
          <table:table-cell table:style-name="ce60"/>
          <table:table-cell table:style-name="ce63"/>
          <table:table-cell/>
          <table:table-cell table:style-name="ce65"/>
          <table:table-cell/>
          <table:table-cell table:style-name="ce68" table:formula="of:=AND(NOT(ISBLANK([.B21]));NOT(ISBLANK([.C21]));NOT(ISERROR(MATCH([.C21];[$合計.$A$1:.$A$100];0)));NOT(ISBLANK([.D21]));NOT(ISBLANK([.E21]));NOT(ISERROR(MATCH([.E21];[$合計.$C$1:.$C$100];0))))" office:value-type="boolean" office:boolean-value="false" calcext:value-type="boolean">
            <text:p>FALSE</text:p>
          </table:table-cell>
          <table:table-cell table:style-name="ce66" table:formula="of:=MONTH([.$A21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6"/>
          <table:table-cell table:style-name="ce60"/>
          <table:table-cell table:style-name="ce63"/>
          <table:table-cell table:style-name="ce60"/>
          <table:table-cell table:style-name="ce63"/>
          <table:table-cell/>
          <table:table-cell table:style-name="ce65"/>
          <table:table-cell/>
          <table:table-cell table:style-name="ce68" table:formula="of:=AND(NOT(ISBLANK([.B22]));NOT(ISBLANK([.C22]));NOT(ISERROR(MATCH([.C22];[$合計.$A$1:.$A$100];0)));NOT(ISBLANK([.D22]));NOT(ISBLANK([.E22]));NOT(ISERROR(MATCH([.E22];[$合計.$C$1:.$C$100];0))))" office:value-type="boolean" office:boolean-value="false" calcext:value-type="boolean">
            <text:p>FALSE</text:p>
          </table:table-cell>
          <table:table-cell table:style-name="ce66" table:formula="of:=MONTH([.$A22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5"/>
          <table:table-cell table:style-name="ce59"/>
          <table:table-cell table:style-name="ce63"/>
          <table:table-cell table:style-name="ce59"/>
          <table:table-cell table:style-name="ce63"/>
          <table:table-cell/>
          <table:table-cell table:style-name="ce65"/>
          <table:table-cell/>
          <table:table-cell table:style-name="ce68" table:formula="of:=AND(NOT(ISBLANK([.B23]));NOT(ISBLANK([.C23]));NOT(ISERROR(MATCH([.C23];[$合計.$A$1:.$A$100];0)));NOT(ISBLANK([.D23]));NOT(ISBLANK([.E23]));NOT(ISERROR(MATCH([.E23];[$合計.$C$1:.$C$100];0))))" office:value-type="boolean" office:boolean-value="false" calcext:value-type="boolean">
            <text:p>FALSE</text:p>
          </table:table-cell>
          <table:table-cell table:style-name="ce66" table:formula="of:=MONTH([.$A23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5"/>
          <table:table-cell table:style-name="ce60"/>
          <table:table-cell table:style-name="ce63"/>
          <table:table-cell table:style-name="ce60"/>
          <table:table-cell table:style-name="ce63"/>
          <table:table-cell/>
          <table:table-cell table:style-name="ce65"/>
          <table:table-cell/>
          <table:table-cell table:style-name="ce68" table:formula="of:=AND(NOT(ISBLANK([.B24]));NOT(ISBLANK([.C24]));NOT(ISERROR(MATCH([.C24];[$合計.$A$1:.$A$100];0)));NOT(ISBLANK([.D24]));NOT(ISBLANK([.E24]));NOT(ISERROR(MATCH([.E24];[$合計.$C$1:.$C$100];0))))" office:value-type="boolean" office:boolean-value="false" calcext:value-type="boolean">
            <text:p>FALSE</text:p>
          </table:table-cell>
          <table:table-cell table:style-name="ce66" table:formula="of:=MONTH([.$A24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5"/>
          <table:table-cell table:style-name="ce60"/>
          <table:table-cell table:style-name="ce63"/>
          <table:table-cell table:style-name="ce60"/>
          <table:table-cell table:style-name="ce63"/>
          <table:table-cell/>
          <table:table-cell table:style-name="ce65"/>
          <table:table-cell/>
          <table:table-cell table:style-name="ce68" table:formula="of:=AND(NOT(ISBLANK([.B25]));NOT(ISBLANK([.C25]));NOT(ISERROR(MATCH([.C25];[$合計.$A$1:.$A$100];0)));NOT(ISBLANK([.D25]));NOT(ISBLANK([.E25]));NOT(ISERROR(MATCH([.E25];[$合計.$C$1:.$C$100];0))))" office:value-type="boolean" office:boolean-value="false" calcext:value-type="boolean">
            <text:p>FALSE</text:p>
          </table:table-cell>
          <table:table-cell table:style-name="ce66" table:formula="of:=MONTH([.$A25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5"/>
          <table:table-cell table:style-name="ce60"/>
          <table:table-cell table:style-name="ce63"/>
          <table:table-cell table:style-name="ce60"/>
          <table:table-cell table:style-name="ce63"/>
          <table:table-cell/>
          <table:table-cell table:style-name="ce65"/>
          <table:table-cell/>
          <table:table-cell table:style-name="ce68" table:formula="of:=AND(NOT(ISBLANK([.B26]));NOT(ISBLANK([.C26]));NOT(ISERROR(MATCH([.C26];[$合計.$A$1:.$A$100];0)));NOT(ISBLANK([.D26]));NOT(ISBLANK([.E26]));NOT(ISERROR(MATCH([.E26];[$合計.$C$1:.$C$100];0))))" office:value-type="boolean" office:boolean-value="false" calcext:value-type="boolean">
            <text:p>FALSE</text:p>
          </table:table-cell>
          <table:table-cell table:style-name="ce66" table:formula="of:=MONTH([.$A26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6"/>
          <table:table-cell table:style-name="ce60"/>
          <table:table-cell table:style-name="ce63"/>
          <table:table-cell table:style-name="ce60"/>
          <table:table-cell table:style-name="ce63"/>
          <table:table-cell/>
          <table:table-cell table:style-name="ce65"/>
          <table:table-cell/>
          <table:table-cell table:style-name="ce68" table:formula="of:=AND(NOT(ISBLANK([.B27]));NOT(ISBLANK([.C27]));NOT(ISERROR(MATCH([.C27];[$合計.$A$1:.$A$100];0)));NOT(ISBLANK([.D27]));NOT(ISBLANK([.E27]));NOT(ISERROR(MATCH([.E27];[$合計.$C$1:.$C$100];0))))" office:value-type="boolean" office:boolean-value="false" calcext:value-type="boolean">
            <text:p>FALSE</text:p>
          </table:table-cell>
          <table:table-cell table:style-name="ce66" table:formula="of:=MONTH([.$A27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6"/>
          <table:table-cell table:style-name="ce60"/>
          <table:table-cell table:style-name="ce63"/>
          <table:table-cell table:style-name="ce60"/>
          <table:table-cell table:style-name="ce63"/>
          <table:table-cell/>
          <table:table-cell table:style-name="ce65"/>
          <table:table-cell/>
          <table:table-cell table:style-name="ce68" table:formula="of:=AND(NOT(ISBLANK([.B28]));NOT(ISBLANK([.C28]));NOT(ISERROR(MATCH([.C28];[$合計.$A$1:.$A$100];0)));NOT(ISBLANK([.D28]));NOT(ISBLANK([.E28]));NOT(ISERROR(MATCH([.E28];[$合計.$C$1:.$C$100];0))))" office:value-type="boolean" office:boolean-value="false" calcext:value-type="boolean">
            <text:p>FALSE</text:p>
          </table:table-cell>
          <table:table-cell table:style-name="ce66" table:formula="of:=MONTH([.$A28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6"/>
          <table:table-cell table:style-name="ce60"/>
          <table:table-cell table:style-name="ce63"/>
          <table:table-cell table:style-name="ce60"/>
          <table:table-cell table:style-name="ce63"/>
          <table:table-cell/>
          <table:table-cell table:style-name="ce65"/>
          <table:table-cell/>
          <table:table-cell table:style-name="ce68" table:formula="of:=AND(NOT(ISBLANK([.B29]));NOT(ISBLANK([.C29]));NOT(ISERROR(MATCH([.C29];[$合計.$A$1:.$A$100];0)));NOT(ISBLANK([.D29]));NOT(ISBLANK([.E29]));NOT(ISERROR(MATCH([.E29];[$合計.$C$1:.$C$100];0))))" office:value-type="boolean" office:boolean-value="false" calcext:value-type="boolean">
            <text:p>FALSE</text:p>
          </table:table-cell>
          <table:table-cell table:style-name="ce66" table:formula="of:=MONTH([.$A29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6"/>
          <table:table-cell table:style-name="ce60"/>
          <table:table-cell table:style-name="ce63"/>
          <table:table-cell table:style-name="ce60"/>
          <table:table-cell table:style-name="ce63"/>
          <table:table-cell/>
          <table:table-cell table:style-name="ce66"/>
          <table:table-cell/>
          <table:table-cell table:style-name="ce68" table:formula="of:=AND(NOT(ISBLANK([.B30]));NOT(ISBLANK([.C30]));NOT(ISERROR(MATCH([.C30];[$合計.$A$1:.$A$100];0)));NOT(ISBLANK([.D30]));NOT(ISBLANK([.E30]));NOT(ISERROR(MATCH([.E30];[$合計.$C$1:.$C$100];0))))" office:value-type="boolean" office:boolean-value="false" calcext:value-type="boolean">
            <text:p>FALSE</text:p>
          </table:table-cell>
          <table:table-cell table:style-name="ce66" table:formula="of:=MONTH([.$A30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5"/>
          <table:table-cell table:style-name="ce59"/>
          <table:table-cell table:style-name="ce63"/>
          <table:table-cell table:style-name="ce59"/>
          <table:table-cell table:style-name="ce63"/>
          <table:table-cell/>
          <table:table-cell table:style-name="ce65"/>
          <table:table-cell/>
          <table:table-cell table:style-name="ce68" table:formula="of:=AND(NOT(ISBLANK([.B31]));NOT(ISBLANK([.C31]));NOT(ISERROR(MATCH([.C31];[$合計.$A$1:.$A$100];0)));NOT(ISBLANK([.D31]));NOT(ISBLANK([.E31]));NOT(ISERROR(MATCH([.E31];[$合計.$C$1:.$C$100];0))))" office:value-type="boolean" office:boolean-value="false" calcext:value-type="boolean">
            <text:p>FALSE</text:p>
          </table:table-cell>
          <table:table-cell table:style-name="ce66" table:formula="of:=MONTH([.$A31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5"/>
          <table:table-cell table:style-name="ce59"/>
          <table:table-cell table:style-name="ce63"/>
          <table:table-cell table:style-name="ce59"/>
          <table:table-cell table:style-name="ce63"/>
          <table:table-cell/>
          <table:table-cell table:style-name="ce65"/>
          <table:table-cell/>
          <table:table-cell table:style-name="ce68" table:formula="of:=AND(NOT(ISBLANK([.B32]));NOT(ISBLANK([.C32]));NOT(ISERROR(MATCH([.C32];[$合計.$A$1:.$A$100];0)));NOT(ISBLANK([.D32]));NOT(ISBLANK([.E32]));NOT(ISERROR(MATCH([.E32];[$合計.$C$1:.$C$100];0))))" office:value-type="boolean" office:boolean-value="false" calcext:value-type="boolean">
            <text:p>FALSE</text:p>
          </table:table-cell>
          <table:table-cell table:style-name="ce66" table:formula="of:=MONTH([.$A32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5"/>
          <table:table-cell table:style-name="ce59"/>
          <table:table-cell table:style-name="ce63"/>
          <table:table-cell table:style-name="ce59"/>
          <table:table-cell table:style-name="ce63"/>
          <table:table-cell/>
          <table:table-cell table:style-name="ce65"/>
          <table:table-cell/>
          <table:table-cell table:style-name="ce68" table:formula="of:=AND(NOT(ISBLANK([.B33]));NOT(ISBLANK([.C33]));NOT(ISERROR(MATCH([.C33];[$合計.$A$1:.$A$100];0)));NOT(ISBLANK([.D33]));NOT(ISBLANK([.E33]));NOT(ISERROR(MATCH([.E33];[$合計.$C$1:.$C$100];0))))" office:value-type="boolean" office:boolean-value="false" calcext:value-type="boolean">
            <text:p>FALSE</text:p>
          </table:table-cell>
          <table:table-cell table:style-name="ce66" table:formula="of:=MONTH([.$A33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5"/>
          <table:table-cell table:style-name="ce60"/>
          <table:table-cell table:style-name="ce63"/>
          <table:table-cell table:style-name="ce60"/>
          <table:table-cell table:style-name="ce63"/>
          <table:table-cell/>
          <table:table-cell table:style-name="ce65"/>
          <table:table-cell/>
          <table:table-cell table:style-name="ce68" table:formula="of:=AND(NOT(ISBLANK([.B34]));NOT(ISBLANK([.C34]));NOT(ISERROR(MATCH([.C34];[$合計.$A$1:.$A$100];0)));NOT(ISBLANK([.D34]));NOT(ISBLANK([.E34]));NOT(ISERROR(MATCH([.E34];[$合計.$C$1:.$C$100];0))))" office:value-type="boolean" office:boolean-value="false" calcext:value-type="boolean">
            <text:p>FALSE</text:p>
          </table:table-cell>
          <table:table-cell table:style-name="ce66" table:formula="of:=MONTH([.$A34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5"/>
          <table:table-cell table:style-name="ce60"/>
          <table:table-cell table:style-name="ce63"/>
          <table:table-cell table:style-name="ce60"/>
          <table:table-cell table:style-name="ce63"/>
          <table:table-cell/>
          <table:table-cell table:style-name="ce65"/>
          <table:table-cell/>
          <table:table-cell table:style-name="ce68" table:formula="of:=AND(NOT(ISBLANK([.B35]));NOT(ISBLANK([.C35]));NOT(ISERROR(MATCH([.C35];[$合計.$A$1:.$A$100];0)));NOT(ISBLANK([.D35]));NOT(ISBLANK([.E35]));NOT(ISERROR(MATCH([.E35];[$合計.$C$1:.$C$100];0))))" office:value-type="boolean" office:boolean-value="false" calcext:value-type="boolean">
            <text:p>FALSE</text:p>
          </table:table-cell>
          <table:table-cell table:style-name="ce66" table:formula="of:=MONTH([.$A35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5"/>
          <table:table-cell table:style-name="ce59"/>
          <table:table-cell table:style-name="ce63"/>
          <table:table-cell table:style-name="ce59"/>
          <table:table-cell table:style-name="ce63"/>
          <table:table-cell/>
          <table:table-cell table:style-name="ce65"/>
          <table:table-cell/>
          <table:table-cell table:style-name="ce68" table:formula="of:=AND(NOT(ISBLANK([.B36]));NOT(ISBLANK([.C36]));NOT(ISERROR(MATCH([.C36];[$合計.$A$1:.$A$100];0)));NOT(ISBLANK([.D36]));NOT(ISBLANK([.E36]));NOT(ISERROR(MATCH([.E36];[$合計.$C$1:.$C$100];0))))" office:value-type="boolean" office:boolean-value="false" calcext:value-type="boolean">
            <text:p>FALSE</text:p>
          </table:table-cell>
          <table:table-cell table:style-name="ce66" table:formula="of:=MONTH([.$A36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5"/>
          <table:table-cell table:style-name="ce60"/>
          <table:table-cell table:style-name="ce63"/>
          <table:table-cell table:style-name="ce60"/>
          <table:table-cell table:style-name="ce63"/>
          <table:table-cell/>
          <table:table-cell table:style-name="ce65"/>
          <table:table-cell/>
          <table:table-cell table:style-name="ce68" table:formula="of:=AND(NOT(ISBLANK([.B37]));NOT(ISBLANK([.C37]));NOT(ISERROR(MATCH([.C37];[$合計.$A$1:.$A$100];0)));NOT(ISBLANK([.D37]));NOT(ISBLANK([.E37]));NOT(ISERROR(MATCH([.E37];[$合計.$C$1:.$C$100];0))))" office:value-type="boolean" office:boolean-value="false" calcext:value-type="boolean">
            <text:p>FALSE</text:p>
          </table:table-cell>
          <table:table-cell table:style-name="ce66" table:formula="of:=MONTH([.$A37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5"/>
          <table:table-cell table:style-name="ce60"/>
          <table:table-cell table:style-name="ce63"/>
          <table:table-cell table:style-name="ce60"/>
          <table:table-cell table:style-name="ce63"/>
          <table:table-cell/>
          <table:table-cell table:style-name="ce65"/>
          <table:table-cell/>
          <table:table-cell table:style-name="ce68" table:formula="of:=AND(NOT(ISBLANK([.B38]));NOT(ISBLANK([.C38]));NOT(ISERROR(MATCH([.C38];[$合計.$A$1:.$A$100];0)));NOT(ISBLANK([.D38]));NOT(ISBLANK([.E38]));NOT(ISERROR(MATCH([.E38];[$合計.$C$1:.$C$100];0))))" office:value-type="boolean" office:boolean-value="false" calcext:value-type="boolean">
            <text:p>FALSE</text:p>
          </table:table-cell>
          <table:table-cell table:style-name="ce66" table:formula="of:=MONTH([.$A38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5"/>
          <table:table-cell table:style-name="ce60"/>
          <table:table-cell table:style-name="ce63"/>
          <table:table-cell table:style-name="ce60"/>
          <table:table-cell table:style-name="ce63"/>
          <table:table-cell/>
          <table:table-cell table:style-name="ce65"/>
          <table:table-cell/>
          <table:table-cell table:style-name="ce68" table:formula="of:=AND(NOT(ISBLANK([.B39]));NOT(ISBLANK([.C39]));NOT(ISERROR(MATCH([.C39];[$合計.$A$1:.$A$100];0)));NOT(ISBLANK([.D39]));NOT(ISBLANK([.E39]));NOT(ISERROR(MATCH([.E39];[$合計.$C$1:.$C$100];0))))" office:value-type="boolean" office:boolean-value="false" calcext:value-type="boolean">
            <text:p>FALSE</text:p>
          </table:table-cell>
          <table:table-cell table:style-name="ce66" table:formula="of:=MONTH([.$A39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5"/>
          <table:table-cell table:style-name="ce60"/>
          <table:table-cell table:style-name="ce63"/>
          <table:table-cell table:style-name="ce60"/>
          <table:table-cell table:style-name="ce63"/>
          <table:table-cell/>
          <table:table-cell table:style-name="ce65"/>
          <table:table-cell/>
          <table:table-cell table:style-name="ce68" table:formula="of:=AND(NOT(ISBLANK([.B40]));NOT(ISBLANK([.C40]));NOT(ISERROR(MATCH([.C40];[$合計.$A$1:.$A$100];0)));NOT(ISBLANK([.D40]));NOT(ISBLANK([.E40]));NOT(ISERROR(MATCH([.E40];[$合計.$C$1:.$C$100];0))))" office:value-type="boolean" office:boolean-value="false" calcext:value-type="boolean">
            <text:p>FALSE</text:p>
          </table:table-cell>
          <table:table-cell table:style-name="ce66" table:formula="of:=MONTH([.$A40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6"/>
          <table:table-cell table:style-name="ce60"/>
          <table:table-cell table:style-name="ce63"/>
          <table:table-cell table:style-name="ce60"/>
          <table:table-cell table:style-name="ce63"/>
          <table:table-cell/>
          <table:table-cell table:style-name="ce65"/>
          <table:table-cell/>
          <table:table-cell table:style-name="ce68" table:formula="of:=AND(NOT(ISBLANK([.B41]));NOT(ISBLANK([.C41]));NOT(ISERROR(MATCH([.C41];[$合計.$A$1:.$A$100];0)));NOT(ISBLANK([.D41]));NOT(ISBLANK([.E41]));NOT(ISERROR(MATCH([.E41];[$合計.$C$1:.$C$100];0))))" office:value-type="boolean" office:boolean-value="false" calcext:value-type="boolean">
            <text:p>FALSE</text:p>
          </table:table-cell>
          <table:table-cell table:style-name="ce66" table:formula="of:=MONTH([.$A41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6"/>
          <table:table-cell table:style-name="ce60"/>
          <table:table-cell table:style-name="ce63"/>
          <table:table-cell table:style-name="ce60"/>
          <table:table-cell table:style-name="ce63"/>
          <table:table-cell/>
          <table:table-cell table:style-name="ce63"/>
          <table:table-cell/>
          <table:table-cell table:style-name="ce68" table:formula="of:=AND(NOT(ISBLANK([.B42]));NOT(ISBLANK([.C42]));NOT(ISERROR(MATCH([.C42];[$合計.$A$1:.$A$100];0)));NOT(ISBLANK([.D42]));NOT(ISBLANK([.E42]));NOT(ISERROR(MATCH([.E42];[$合計.$C$1:.$C$100];0))))" office:value-type="boolean" office:boolean-value="false" calcext:value-type="boolean">
            <text:p>FALSE</text:p>
          </table:table-cell>
          <table:table-cell table:style-name="ce66" table:formula="of:=MONTH([.$A42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6"/>
          <table:table-cell table:style-name="ce60"/>
          <table:table-cell table:style-name="ce63"/>
          <table:table-cell table:style-name="ce60"/>
          <table:table-cell table:style-name="ce63"/>
          <table:table-cell/>
          <table:table-cell table:style-name="ce66"/>
          <table:table-cell/>
          <table:table-cell table:style-name="ce68" table:formula="of:=AND(NOT(ISBLANK([.B43]));NOT(ISBLANK([.C43]));NOT(ISERROR(MATCH([.C43];[$合計.$A$1:.$A$100];0)));NOT(ISBLANK([.D43]));NOT(ISBLANK([.E43]));NOT(ISERROR(MATCH([.E43];[$合計.$C$1:.$C$100];0))))" office:value-type="boolean" office:boolean-value="false" calcext:value-type="boolean">
            <text:p>FALSE</text:p>
          </table:table-cell>
          <table:table-cell table:style-name="ce66" table:formula="of:=MONTH([.$A43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5"/>
          <table:table-cell table:style-name="ce60"/>
          <table:table-cell table:style-name="ce63"/>
          <table:table-cell table:style-name="ce60"/>
          <table:table-cell table:style-name="ce63"/>
          <table:table-cell/>
          <table:table-cell table:style-name="ce65"/>
          <table:table-cell/>
          <table:table-cell table:style-name="ce68" table:formula="of:=AND(NOT(ISBLANK([.B44]));NOT(ISBLANK([.C44]));NOT(ISERROR(MATCH([.C44];[$合計.$A$1:.$A$100];0)));NOT(ISBLANK([.D44]));NOT(ISBLANK([.E44]));NOT(ISERROR(MATCH([.E44];[$合計.$C$1:.$C$100];0))))" office:value-type="boolean" office:boolean-value="false" calcext:value-type="boolean">
            <text:p>FALSE</text:p>
          </table:table-cell>
          <table:table-cell table:style-name="ce66" table:formula="of:=MONTH([.$A44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5"/>
          <table:table-cell table:style-name="ce60"/>
          <table:table-cell table:style-name="ce63"/>
          <table:table-cell table:style-name="ce60"/>
          <table:table-cell table:style-name="ce63"/>
          <table:table-cell/>
          <table:table-cell table:style-name="ce65"/>
          <table:table-cell/>
          <table:table-cell table:style-name="ce68" table:formula="of:=AND(NOT(ISBLANK([.B45]));NOT(ISBLANK([.C45]));NOT(ISERROR(MATCH([.C45];[$合計.$A$1:.$A$100];0)));NOT(ISBLANK([.D45]));NOT(ISBLANK([.E45]));NOT(ISERROR(MATCH([.E45];[$合計.$C$1:.$C$100];0))))" office:value-type="boolean" office:boolean-value="false" calcext:value-type="boolean">
            <text:p>FALSE</text:p>
          </table:table-cell>
          <table:table-cell table:style-name="ce66" table:formula="of:=MONTH([.$A45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5"/>
          <table:table-cell table:style-name="ce59"/>
          <table:table-cell table:style-name="ce63"/>
          <table:table-cell table:style-name="ce59"/>
          <table:table-cell table:style-name="ce63"/>
          <table:table-cell/>
          <table:table-cell table:style-name="ce65"/>
          <table:table-cell/>
          <table:table-cell table:style-name="ce68" table:formula="of:=AND(NOT(ISBLANK([.B46]));NOT(ISBLANK([.C46]));NOT(ISERROR(MATCH([.C46];[$合計.$A$1:.$A$100];0)));NOT(ISBLANK([.D46]));NOT(ISBLANK([.E46]));NOT(ISERROR(MATCH([.E46];[$合計.$C$1:.$C$100];0))))" office:value-type="boolean" office:boolean-value="false" calcext:value-type="boolean">
            <text:p>FALSE</text:p>
          </table:table-cell>
          <table:table-cell table:style-name="ce66" table:formula="of:=MONTH([.$A46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5"/>
          <table:table-cell table:style-name="ce59"/>
          <table:table-cell table:style-name="ce63"/>
          <table:table-cell table:style-name="ce59"/>
          <table:table-cell table:style-name="ce63"/>
          <table:table-cell/>
          <table:table-cell table:style-name="ce65"/>
          <table:table-cell/>
          <table:table-cell table:style-name="ce68" table:formula="of:=AND(NOT(ISBLANK([.B47]));NOT(ISBLANK([.C47]));NOT(ISERROR(MATCH([.C47];[$合計.$A$1:.$A$100];0)));NOT(ISBLANK([.D47]));NOT(ISBLANK([.E47]));NOT(ISERROR(MATCH([.E47];[$合計.$C$1:.$C$100];0))))" office:value-type="boolean" office:boolean-value="false" calcext:value-type="boolean">
            <text:p>FALSE</text:p>
          </table:table-cell>
          <table:table-cell table:style-name="ce66" table:formula="of:=MONTH([.$A47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5"/>
          <table:table-cell table:style-name="ce59"/>
          <table:table-cell table:style-name="ce63"/>
          <table:table-cell table:style-name="ce59"/>
          <table:table-cell table:style-name="ce63"/>
          <table:table-cell/>
          <table:table-cell table:style-name="ce65"/>
          <table:table-cell/>
          <table:table-cell table:style-name="ce68" table:formula="of:=AND(NOT(ISBLANK([.B48]));NOT(ISBLANK([.C48]));NOT(ISERROR(MATCH([.C48];[$合計.$A$1:.$A$100];0)));NOT(ISBLANK([.D48]));NOT(ISBLANK([.E48]));NOT(ISERROR(MATCH([.E48];[$合計.$C$1:.$C$100];0))))" office:value-type="boolean" office:boolean-value="false" calcext:value-type="boolean">
            <text:p>FALSE</text:p>
          </table:table-cell>
          <table:table-cell table:style-name="ce66" table:formula="of:=MONTH([.$A48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5"/>
          <table:table-cell table:style-name="ce60"/>
          <table:table-cell table:style-name="ce63"/>
          <table:table-cell table:style-name="ce60"/>
          <table:table-cell table:style-name="ce63"/>
          <table:table-cell/>
          <table:table-cell table:style-name="ce65"/>
          <table:table-cell/>
          <table:table-cell table:style-name="ce68" table:formula="of:=AND(NOT(ISBLANK([.B49]));NOT(ISBLANK([.C49]));NOT(ISERROR(MATCH([.C49];[$合計.$A$1:.$A$100];0)));NOT(ISBLANK([.D49]));NOT(ISBLANK([.E49]));NOT(ISERROR(MATCH([.E49];[$合計.$C$1:.$C$100];0))))" office:value-type="boolean" office:boolean-value="false" calcext:value-type="boolean">
            <text:p>FALSE</text:p>
          </table:table-cell>
          <table:table-cell table:style-name="ce66" table:formula="of:=MONTH([.$A49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6"/>
          <table:table-cell table:style-name="ce60"/>
          <table:table-cell table:style-name="ce63"/>
          <table:table-cell table:style-name="ce60"/>
          <table:table-cell table:style-name="ce63"/>
          <table:table-cell/>
          <table:table-cell table:style-name="ce63"/>
          <table:table-cell/>
          <table:table-cell table:style-name="ce68" table:formula="of:=AND(NOT(ISBLANK([.B50]));NOT(ISBLANK([.C50]));NOT(ISERROR(MATCH([.C50];[$合計.$A$1:.$A$100];0)));NOT(ISBLANK([.D50]));NOT(ISBLANK([.E50]));NOT(ISERROR(MATCH([.E50];[$合計.$C$1:.$C$100];0))))" office:value-type="boolean" office:boolean-value="false" calcext:value-type="boolean">
            <text:p>FALSE</text:p>
          </table:table-cell>
          <table:table-cell table:style-name="ce66" table:formula="of:=MONTH([.$A50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6"/>
          <table:table-cell table:style-name="ce60"/>
          <table:table-cell table:style-name="ce63"/>
          <table:table-cell table:style-name="ce60"/>
          <table:table-cell table:style-name="ce63"/>
          <table:table-cell/>
          <table:table-cell table:style-name="ce63"/>
          <table:table-cell/>
          <table:table-cell table:style-name="ce68" table:formula="of:=AND(NOT(ISBLANK([.B51]));NOT(ISBLANK([.C51]));NOT(ISERROR(MATCH([.C51];[$合計.$A$1:.$A$100];0)));NOT(ISBLANK([.D51]));NOT(ISBLANK([.E51]));NOT(ISERROR(MATCH([.E51];[$合計.$C$1:.$C$100];0))))" office:value-type="boolean" office:boolean-value="false" calcext:value-type="boolean">
            <text:p>FALSE</text:p>
          </table:table-cell>
          <table:table-cell table:style-name="ce66" table:formula="of:=MONTH([.$A51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5"/>
          <table:table-cell table:style-name="ce59"/>
          <table:table-cell table:style-name="ce63"/>
          <table:table-cell table:style-name="ce59"/>
          <table:table-cell table:style-name="ce63"/>
          <table:table-cell/>
          <table:table-cell table:style-name="ce65"/>
          <table:table-cell/>
          <table:table-cell table:style-name="ce68" table:formula="of:=AND(NOT(ISBLANK([.B52]));NOT(ISBLANK([.C52]));NOT(ISERROR(MATCH([.C52];[$合計.$A$1:.$A$100];0)));NOT(ISBLANK([.D52]));NOT(ISBLANK([.E52]));NOT(ISERROR(MATCH([.E52];[$合計.$C$1:.$C$100];0))))" office:value-type="boolean" office:boolean-value="false" calcext:value-type="boolean">
            <text:p>FALSE</text:p>
          </table:table-cell>
          <table:table-cell table:style-name="ce66" table:formula="of:=MONTH([.$A52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6"/>
          <table:table-cell table:style-name="ce60"/>
          <table:table-cell table:style-name="ce63"/>
          <table:table-cell table:style-name="ce60"/>
          <table:table-cell table:style-name="ce63"/>
          <table:table-cell/>
          <table:table-cell table:style-name="ce66"/>
          <table:table-cell/>
          <table:table-cell table:style-name="ce68" table:formula="of:=AND(NOT(ISBLANK([.B53]));NOT(ISBLANK([.C53]));NOT(ISERROR(MATCH([.C53];[$合計.$A$1:.$A$100];0)));NOT(ISBLANK([.D53]));NOT(ISBLANK([.E53]));NOT(ISERROR(MATCH([.E53];[$合計.$C$1:.$C$100];0))))" office:value-type="boolean" office:boolean-value="false" calcext:value-type="boolean">
            <text:p>FALSE</text:p>
          </table:table-cell>
          <table:table-cell table:style-name="ce66" table:formula="of:=MONTH([.$A53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5"/>
          <table:table-cell table:style-name="ce60"/>
          <table:table-cell table:style-name="ce63"/>
          <table:table-cell table:style-name="ce60"/>
          <table:table-cell table:style-name="ce63"/>
          <table:table-cell/>
          <table:table-cell table:style-name="ce65"/>
          <table:table-cell/>
          <table:table-cell table:style-name="ce68" table:formula="of:=AND(NOT(ISBLANK([.B54]));NOT(ISBLANK([.C54]));NOT(ISERROR(MATCH([.C54];[$合計.$A$1:.$A$100];0)));NOT(ISBLANK([.D54]));NOT(ISBLANK([.E54]));NOT(ISERROR(MATCH([.E54];[$合計.$C$1:.$C$100];0))))" office:value-type="boolean" office:boolean-value="false" calcext:value-type="boolean">
            <text:p>FALSE</text:p>
          </table:table-cell>
          <table:table-cell table:style-name="ce66" table:formula="of:=MONTH([.$A54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5"/>
          <table:table-cell table:style-name="ce60"/>
          <table:table-cell table:style-name="ce63"/>
          <table:table-cell table:style-name="ce60"/>
          <table:table-cell table:style-name="ce63"/>
          <table:table-cell/>
          <table:table-cell table:style-name="ce65"/>
          <table:table-cell/>
          <table:table-cell table:style-name="ce68" table:formula="of:=AND(NOT(ISBLANK([.B55]));NOT(ISBLANK([.C55]));NOT(ISERROR(MATCH([.C55];[$合計.$A$1:.$A$100];0)));NOT(ISBLANK([.D55]));NOT(ISBLANK([.E55]));NOT(ISERROR(MATCH([.E55];[$合計.$C$1:.$C$100];0))))" office:value-type="boolean" office:boolean-value="false" calcext:value-type="boolean">
            <text:p>FALSE</text:p>
          </table:table-cell>
          <table:table-cell table:style-name="ce66" table:formula="of:=MONTH([.$A55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6"/>
          <table:table-cell table:style-name="ce60"/>
          <table:table-cell table:style-name="ce63"/>
          <table:table-cell table:style-name="ce60"/>
          <table:table-cell table:style-name="ce63"/>
          <table:table-cell/>
          <table:table-cell table:style-name="ce63"/>
          <table:table-cell/>
          <table:table-cell table:style-name="ce68" table:formula="of:=AND(NOT(ISBLANK([.B56]));NOT(ISBLANK([.C56]));NOT(ISERROR(MATCH([.C56];[$合計.$A$1:.$A$100];0)));NOT(ISBLANK([.D56]));NOT(ISBLANK([.E56]));NOT(ISERROR(MATCH([.E56];[$合計.$C$1:.$C$100];0))))" office:value-type="boolean" office:boolean-value="false" calcext:value-type="boolean">
            <text:p>FALSE</text:p>
          </table:table-cell>
          <table:table-cell table:style-name="ce66" table:formula="of:=MONTH([.$A56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6"/>
          <table:table-cell table:style-name="ce60"/>
          <table:table-cell table:style-name="ce63"/>
          <table:table-cell table:style-name="ce60"/>
          <table:table-cell table:style-name="ce63"/>
          <table:table-cell/>
          <table:table-cell table:style-name="ce63"/>
          <table:table-cell/>
          <table:table-cell table:style-name="ce68" table:formula="of:=AND(NOT(ISBLANK([.B57]));NOT(ISBLANK([.C57]));NOT(ISERROR(MATCH([.C57];[$合計.$A$1:.$A$100];0)));NOT(ISBLANK([.D57]));NOT(ISBLANK([.E57]));NOT(ISERROR(MATCH([.E57];[$合計.$C$1:.$C$100];0))))" office:value-type="boolean" office:boolean-value="false" calcext:value-type="boolean">
            <text:p>FALSE</text:p>
          </table:table-cell>
          <table:table-cell table:style-name="ce66" table:formula="of:=MONTH([.$A57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6"/>
          <table:table-cell table:style-name="ce60"/>
          <table:table-cell table:style-name="ce63"/>
          <table:table-cell table:style-name="ce60"/>
          <table:table-cell table:style-name="ce63"/>
          <table:table-cell/>
          <table:table-cell table:style-name="ce66"/>
          <table:table-cell/>
          <table:table-cell table:style-name="ce68" table:formula="of:=AND(NOT(ISBLANK([.B58]));NOT(ISBLANK([.C58]));NOT(ISERROR(MATCH([.C58];[$合計.$A$1:.$A$100];0)));NOT(ISBLANK([.D58]));NOT(ISBLANK([.E58]));NOT(ISERROR(MATCH([.E58];[$合計.$C$1:.$C$100];0))))" office:value-type="boolean" office:boolean-value="false" calcext:value-type="boolean">
            <text:p>FALSE</text:p>
          </table:table-cell>
          <table:table-cell table:style-name="ce66" table:formula="of:=MONTH([.$A58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5"/>
          <table:table-cell table:style-name="ce60"/>
          <table:table-cell table:style-name="ce63"/>
          <table:table-cell table:style-name="ce60"/>
          <table:table-cell table:style-name="ce63"/>
          <table:table-cell/>
          <table:table-cell table:style-name="ce65"/>
          <table:table-cell/>
          <table:table-cell table:style-name="ce68" table:formula="of:=AND(NOT(ISBLANK([.B59]));NOT(ISBLANK([.C59]));NOT(ISERROR(MATCH([.C59];[$合計.$A$1:.$A$100];0)));NOT(ISBLANK([.D59]));NOT(ISBLANK([.E59]));NOT(ISERROR(MATCH([.E59];[$合計.$C$1:.$C$100];0))))" office:value-type="boolean" office:boolean-value="false" calcext:value-type="boolean">
            <text:p>FALSE</text:p>
          </table:table-cell>
          <table:table-cell table:style-name="ce66" table:formula="of:=MONTH([.$A59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5"/>
          <table:table-cell table:style-name="ce60"/>
          <table:table-cell table:style-name="ce63"/>
          <table:table-cell table:style-name="ce60"/>
          <table:table-cell table:style-name="ce63"/>
          <table:table-cell/>
          <table:table-cell table:style-name="ce65"/>
          <table:table-cell/>
          <table:table-cell table:style-name="ce68" table:formula="of:=AND(NOT(ISBLANK([.B60]));NOT(ISBLANK([.C60]));NOT(ISERROR(MATCH([.C60];[$合計.$A$1:.$A$100];0)));NOT(ISBLANK([.D60]));NOT(ISBLANK([.E60]));NOT(ISERROR(MATCH([.E60];[$合計.$C$1:.$C$100];0))))" office:value-type="boolean" office:boolean-value="false" calcext:value-type="boolean">
            <text:p>FALSE</text:p>
          </table:table-cell>
          <table:table-cell table:style-name="ce66" table:formula="of:=MONTH([.$A60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5"/>
          <table:table-cell table:style-name="ce59"/>
          <table:table-cell table:style-name="ce63"/>
          <table:table-cell table:style-name="ce59"/>
          <table:table-cell table:style-name="ce63"/>
          <table:table-cell/>
          <table:table-cell table:style-name="ce65"/>
          <table:table-cell/>
          <table:table-cell table:style-name="ce68" table:formula="of:=AND(NOT(ISBLANK([.B61]));NOT(ISBLANK([.C61]));NOT(ISERROR(MATCH([.C61];[$合計.$A$1:.$A$100];0)));NOT(ISBLANK([.D61]));NOT(ISBLANK([.E61]));NOT(ISERROR(MATCH([.E61];[$合計.$C$1:.$C$100];0))))" office:value-type="boolean" office:boolean-value="false" calcext:value-type="boolean">
            <text:p>FALSE</text:p>
          </table:table-cell>
          <table:table-cell table:style-name="ce66" table:formula="of:=MONTH([.$A61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5"/>
          <table:table-cell table:style-name="ce60"/>
          <table:table-cell table:style-name="ce63"/>
          <table:table-cell table:style-name="ce60"/>
          <table:table-cell table:style-name="ce63"/>
          <table:table-cell/>
          <table:table-cell table:style-name="ce65"/>
          <table:table-cell/>
          <table:table-cell table:style-name="ce68" table:formula="of:=AND(NOT(ISBLANK([.B62]));NOT(ISBLANK([.C62]));NOT(ISERROR(MATCH([.C62];[$合計.$A$1:.$A$100];0)));NOT(ISBLANK([.D62]));NOT(ISBLANK([.E62]));NOT(ISERROR(MATCH([.E62];[$合計.$C$1:.$C$100];0))))" office:value-type="boolean" office:boolean-value="false" calcext:value-type="boolean">
            <text:p>FALSE</text:p>
          </table:table-cell>
          <table:table-cell table:style-name="ce66" table:formula="of:=MONTH([.$A62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6"/>
          <table:table-cell table:style-name="ce60"/>
          <table:table-cell table:style-name="ce63"/>
          <table:table-cell table:style-name="ce60"/>
          <table:table-cell table:style-name="ce63"/>
          <table:table-cell/>
          <table:table-cell table:style-name="ce63"/>
          <table:table-cell/>
          <table:table-cell table:style-name="ce68" table:formula="of:=AND(NOT(ISBLANK([.B63]));NOT(ISBLANK([.C63]));NOT(ISERROR(MATCH([.C63];[$合計.$A$1:.$A$100];0)));NOT(ISBLANK([.D63]));NOT(ISBLANK([.E63]));NOT(ISERROR(MATCH([.E63];[$合計.$C$1:.$C$100];0))))" office:value-type="boolean" office:boolean-value="false" calcext:value-type="boolean">
            <text:p>FALSE</text:p>
          </table:table-cell>
          <table:table-cell table:style-name="ce66" table:formula="of:=MONTH([.$A63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6"/>
          <table:table-cell table:style-name="ce60"/>
          <table:table-cell table:style-name="ce63"/>
          <table:table-cell table:style-name="ce60"/>
          <table:table-cell table:style-name="ce63"/>
          <table:table-cell/>
          <table:table-cell table:style-name="ce65"/>
          <table:table-cell/>
          <table:table-cell table:style-name="ce68" table:formula="of:=AND(NOT(ISBLANK([.B64]));NOT(ISBLANK([.C64]));NOT(ISERROR(MATCH([.C64];[$合計.$A$1:.$A$100];0)));NOT(ISBLANK([.D64]));NOT(ISBLANK([.E64]));NOT(ISERROR(MATCH([.E64];[$合計.$C$1:.$C$100];0))))" office:value-type="boolean" office:boolean-value="false" calcext:value-type="boolean">
            <text:p>FALSE</text:p>
          </table:table-cell>
          <table:table-cell table:style-name="ce66" table:formula="of:=MONTH([.$A64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6"/>
          <table:table-cell table:style-name="ce60"/>
          <table:table-cell table:style-name="ce63"/>
          <table:table-cell table:style-name="ce60"/>
          <table:table-cell table:style-name="ce63"/>
          <table:table-cell/>
          <table:table-cell table:style-name="ce63"/>
          <table:table-cell/>
          <table:table-cell table:style-name="ce68" table:formula="of:=AND(NOT(ISBLANK([.B65]));NOT(ISBLANK([.C65]));NOT(ISERROR(MATCH([.C65];[$合計.$A$1:.$A$100];0)));NOT(ISBLANK([.D65]));NOT(ISBLANK([.E65]));NOT(ISERROR(MATCH([.E65];[$合計.$C$1:.$C$100];0))))" office:value-type="boolean" office:boolean-value="false" calcext:value-type="boolean">
            <text:p>FALSE</text:p>
          </table:table-cell>
          <table:table-cell table:style-name="ce66" table:formula="of:=MONTH([.$A65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6"/>
          <table:table-cell table:style-name="ce60"/>
          <table:table-cell table:style-name="ce63"/>
          <table:table-cell table:style-name="ce60"/>
          <table:table-cell table:style-name="ce63"/>
          <table:table-cell/>
          <table:table-cell table:style-name="ce63"/>
          <table:table-cell/>
          <table:table-cell table:style-name="ce68" table:formula="of:=AND(NOT(ISBLANK([.B66]));NOT(ISBLANK([.C66]));NOT(ISERROR(MATCH([.C66];[$合計.$A$1:.$A$100];0)));NOT(ISBLANK([.D66]));NOT(ISBLANK([.E66]));NOT(ISERROR(MATCH([.E66];[$合計.$C$1:.$C$100];0))))" office:value-type="boolean" office:boolean-value="false" calcext:value-type="boolean">
            <text:p>FALSE</text:p>
          </table:table-cell>
          <table:table-cell table:style-name="ce66" table:formula="of:=MONTH([.$A66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5"/>
          <table:table-cell table:style-name="ce59"/>
          <table:table-cell table:style-name="ce63"/>
          <table:table-cell table:style-name="ce59"/>
          <table:table-cell table:style-name="ce63"/>
          <table:table-cell/>
          <table:table-cell table:style-name="ce65"/>
          <table:table-cell/>
          <table:table-cell table:style-name="ce68" table:formula="of:=AND(NOT(ISBLANK([.B67]));NOT(ISBLANK([.C67]));NOT(ISERROR(MATCH([.C67];[$合計.$A$1:.$A$100];0)));NOT(ISBLANK([.D67]));NOT(ISBLANK([.E67]));NOT(ISERROR(MATCH([.E67];[$合計.$C$1:.$C$100];0))))" office:value-type="boolean" office:boolean-value="false" calcext:value-type="boolean">
            <text:p>FALSE</text:p>
          </table:table-cell>
          <table:table-cell table:style-name="ce66" table:formula="of:=MONTH([.$A67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6"/>
          <table:table-cell table:style-name="ce59"/>
          <table:table-cell table:style-name="ce63"/>
          <table:table-cell table:style-name="ce59"/>
          <table:table-cell table:style-name="ce63"/>
          <table:table-cell/>
          <table:table-cell table:style-name="ce65"/>
          <table:table-cell/>
          <table:table-cell table:style-name="ce68" table:formula="of:=AND(NOT(ISBLANK([.B68]));NOT(ISBLANK([.C68]));NOT(ISERROR(MATCH([.C68];[$合計.$A$1:.$A$100];0)));NOT(ISBLANK([.D68]));NOT(ISBLANK([.E68]));NOT(ISERROR(MATCH([.E68];[$合計.$C$1:.$C$100];0))))" office:value-type="boolean" office:boolean-value="false" calcext:value-type="boolean">
            <text:p>FALSE</text:p>
          </table:table-cell>
          <table:table-cell table:style-name="ce66" table:formula="of:=MONTH([.$A68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6"/>
          <table:table-cell table:style-name="ce60"/>
          <table:table-cell table:style-name="ce63"/>
          <table:table-cell table:style-name="ce60"/>
          <table:table-cell table:style-name="ce63"/>
          <table:table-cell/>
          <table:table-cell table:style-name="ce63"/>
          <table:table-cell/>
          <table:table-cell table:style-name="ce68" table:formula="of:=AND(NOT(ISBLANK([.B69]));NOT(ISBLANK([.C69]));NOT(ISERROR(MATCH([.C69];[$合計.$A$1:.$A$100];0)));NOT(ISBLANK([.D69]));NOT(ISBLANK([.E69]));NOT(ISERROR(MATCH([.E69];[$合計.$C$1:.$C$100];0))))" office:value-type="boolean" office:boolean-value="false" calcext:value-type="boolean">
            <text:p>FALSE</text:p>
          </table:table-cell>
          <table:table-cell table:style-name="ce66" table:formula="of:=MONTH([.$A69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6"/>
          <table:table-cell table:style-name="ce60"/>
          <table:table-cell table:style-name="ce63"/>
          <table:table-cell table:style-name="ce60"/>
          <table:table-cell table:style-name="ce63"/>
          <table:table-cell/>
          <table:table-cell table:style-name="ce63"/>
          <table:table-cell/>
          <table:table-cell table:style-name="ce68" table:formula="of:=AND(NOT(ISBLANK([.B70]));NOT(ISBLANK([.C70]));NOT(ISERROR(MATCH([.C70];[$合計.$A$1:.$A$100];0)));NOT(ISBLANK([.D70]));NOT(ISBLANK([.E70]));NOT(ISERROR(MATCH([.E70];[$合計.$C$1:.$C$100];0))))" office:value-type="boolean" office:boolean-value="false" calcext:value-type="boolean">
            <text:p>FALSE</text:p>
          </table:table-cell>
          <table:table-cell table:style-name="ce66" table:formula="of:=MONTH([.$A70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6"/>
          <table:table-cell table:style-name="ce60"/>
          <table:table-cell table:style-name="ce63"/>
          <table:table-cell table:style-name="ce60"/>
          <table:table-cell table:style-name="ce63"/>
          <table:table-cell/>
          <table:table-cell table:style-name="ce66"/>
          <table:table-cell/>
          <table:table-cell table:style-name="ce68" table:formula="of:=AND(NOT(ISBLANK([.B71]));NOT(ISBLANK([.C71]));NOT(ISERROR(MATCH([.C71];[$合計.$A$1:.$A$100];0)));NOT(ISBLANK([.D71]));NOT(ISBLANK([.E71]));NOT(ISERROR(MATCH([.E71];[$合計.$C$1:.$C$100];0))))" office:value-type="boolean" office:boolean-value="false" calcext:value-type="boolean">
            <text:p>FALSE</text:p>
          </table:table-cell>
          <table:table-cell table:style-name="ce66" table:formula="of:=MONTH([.$A71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5"/>
          <table:table-cell table:style-name="ce60"/>
          <table:table-cell table:style-name="ce63"/>
          <table:table-cell table:style-name="ce60"/>
          <table:table-cell table:style-name="ce63"/>
          <table:table-cell/>
          <table:table-cell table:style-name="ce65"/>
          <table:table-cell/>
          <table:table-cell table:style-name="ce68" table:formula="of:=AND(NOT(ISBLANK([.B72]));NOT(ISBLANK([.C72]));NOT(ISERROR(MATCH([.C72];[$合計.$A$1:.$A$100];0)));NOT(ISBLANK([.D72]));NOT(ISBLANK([.E72]));NOT(ISERROR(MATCH([.E72];[$合計.$C$1:.$C$100];0))))" office:value-type="boolean" office:boolean-value="false" calcext:value-type="boolean">
            <text:p>FALSE</text:p>
          </table:table-cell>
          <table:table-cell table:style-name="ce66" table:formula="of:=MONTH([.$A72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5"/>
          <table:table-cell table:style-name="ce60"/>
          <table:table-cell table:style-name="ce63"/>
          <table:table-cell table:style-name="ce60"/>
          <table:table-cell table:style-name="ce63"/>
          <table:table-cell/>
          <table:table-cell table:style-name="ce65"/>
          <table:table-cell/>
          <table:table-cell table:style-name="ce68" table:formula="of:=AND(NOT(ISBLANK([.B73]));NOT(ISBLANK([.C73]));NOT(ISERROR(MATCH([.C73];[$合計.$A$1:.$A$100];0)));NOT(ISBLANK([.D73]));NOT(ISBLANK([.E73]));NOT(ISERROR(MATCH([.E73];[$合計.$C$1:.$C$100];0))))" office:value-type="boolean" office:boolean-value="false" calcext:value-type="boolean">
            <text:p>FALSE</text:p>
          </table:table-cell>
          <table:table-cell table:style-name="ce66" table:formula="of:=MONTH([.$A73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5"/>
          <table:table-cell table:style-name="ce60"/>
          <table:table-cell table:style-name="ce63"/>
          <table:table-cell table:style-name="ce60"/>
          <table:table-cell table:style-name="ce63"/>
          <table:table-cell/>
          <table:table-cell table:style-name="ce65"/>
          <table:table-cell/>
          <table:table-cell table:style-name="ce68" table:formula="of:=AND(NOT(ISBLANK([.B74]));NOT(ISBLANK([.C74]));NOT(ISERROR(MATCH([.C74];[$合計.$A$1:.$A$100];0)));NOT(ISBLANK([.D74]));NOT(ISBLANK([.E74]));NOT(ISERROR(MATCH([.E74];[$合計.$C$1:.$C$100];0))))" office:value-type="boolean" office:boolean-value="false" calcext:value-type="boolean">
            <text:p>FALSE</text:p>
          </table:table-cell>
          <table:table-cell table:style-name="ce66" table:formula="of:=MONTH([.$A74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5"/>
          <table:table-cell table:style-name="ce60"/>
          <table:table-cell table:style-name="ce63"/>
          <table:table-cell table:style-name="ce60"/>
          <table:table-cell table:style-name="ce63"/>
          <table:table-cell/>
          <table:table-cell table:style-name="ce65"/>
          <table:table-cell/>
          <table:table-cell table:style-name="ce68" table:formula="of:=AND(NOT(ISBLANK([.B75]));NOT(ISBLANK([.C75]));NOT(ISERROR(MATCH([.C75];[$合計.$A$1:.$A$100];0)));NOT(ISBLANK([.D75]));NOT(ISBLANK([.E75]));NOT(ISERROR(MATCH([.E75];[$合計.$C$1:.$C$100];0))))" office:value-type="boolean" office:boolean-value="false" calcext:value-type="boolean">
            <text:p>FALSE</text:p>
          </table:table-cell>
          <table:table-cell table:style-name="ce66" table:formula="of:=MONTH([.$A75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6"/>
          <table:table-cell table:style-name="ce60"/>
          <table:table-cell table:style-name="ce63"/>
          <table:table-cell table:style-name="ce60"/>
          <table:table-cell table:style-name="ce63"/>
          <table:table-cell/>
          <table:table-cell table:style-name="ce65"/>
          <table:table-cell/>
          <table:table-cell table:style-name="ce68" table:formula="of:=AND(NOT(ISBLANK([.B76]));NOT(ISBLANK([.C76]));NOT(ISERROR(MATCH([.C76];[$合計.$A$1:.$A$100];0)));NOT(ISBLANK([.D76]));NOT(ISBLANK([.E76]));NOT(ISERROR(MATCH([.E76];[$合計.$C$1:.$C$100];0))))" office:value-type="boolean" office:boolean-value="false" calcext:value-type="boolean">
            <text:p>FALSE</text:p>
          </table:table-cell>
          <table:table-cell table:style-name="ce66" table:formula="of:=MONTH([.$A76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5"/>
          <table:table-cell table:style-name="ce59"/>
          <table:table-cell table:style-name="ce63"/>
          <table:table-cell table:style-name="ce59"/>
          <table:table-cell table:style-name="ce63"/>
          <table:table-cell/>
          <table:table-cell table:style-name="ce65"/>
          <table:table-cell/>
          <table:table-cell table:style-name="ce68" table:formula="of:=AND(NOT(ISBLANK([.B77]));NOT(ISBLANK([.C77]));NOT(ISERROR(MATCH([.C77];[$合計.$A$1:.$A$100];0)));NOT(ISBLANK([.D77]));NOT(ISBLANK([.E77]));NOT(ISERROR(MATCH([.E77];[$合計.$C$1:.$C$100];0))))" office:value-type="boolean" office:boolean-value="false" calcext:value-type="boolean">
            <text:p>FALSE</text:p>
          </table:table-cell>
          <table:table-cell table:style-name="ce66" table:formula="of:=MONTH([.$A77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6"/>
          <table:table-cell table:style-name="ce60"/>
          <table:table-cell table:style-name="ce63"/>
          <table:table-cell table:style-name="ce60"/>
          <table:table-cell table:style-name="ce63"/>
          <table:table-cell/>
          <table:table-cell table:style-name="ce63"/>
          <table:table-cell/>
          <table:table-cell table:style-name="ce68" table:formula="of:=AND(NOT(ISBLANK([.B78]));NOT(ISBLANK([.C78]));NOT(ISERROR(MATCH([.C78];[$合計.$A$1:.$A$100];0)));NOT(ISBLANK([.D78]));NOT(ISBLANK([.E78]));NOT(ISERROR(MATCH([.E78];[$合計.$C$1:.$C$100];0))))" office:value-type="boolean" office:boolean-value="false" calcext:value-type="boolean">
            <text:p>FALSE</text:p>
          </table:table-cell>
          <table:table-cell table:style-name="ce66" table:formula="of:=MONTH([.$A78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6"/>
          <table:table-cell table:style-name="ce60"/>
          <table:table-cell table:style-name="ce63"/>
          <table:table-cell table:style-name="ce60"/>
          <table:table-cell table:style-name="ce63"/>
          <table:table-cell/>
          <table:table-cell table:style-name="ce66"/>
          <table:table-cell/>
          <table:table-cell table:style-name="ce68" table:formula="of:=AND(NOT(ISBLANK([.B79]));NOT(ISBLANK([.C79]));NOT(ISERROR(MATCH([.C79];[$合計.$A$1:.$A$100];0)));NOT(ISBLANK([.D79]));NOT(ISBLANK([.E79]));NOT(ISERROR(MATCH([.E79];[$合計.$C$1:.$C$100];0))))" office:value-type="boolean" office:boolean-value="false" calcext:value-type="boolean">
            <text:p>FALSE</text:p>
          </table:table-cell>
          <table:table-cell table:style-name="ce66" table:formula="of:=MONTH([.$A79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5"/>
          <table:table-cell table:style-name="ce60"/>
          <table:table-cell table:style-name="ce63"/>
          <table:table-cell table:style-name="ce60"/>
          <table:table-cell table:style-name="ce63"/>
          <table:table-cell/>
          <table:table-cell table:style-name="ce65"/>
          <table:table-cell/>
          <table:table-cell table:style-name="ce68" table:formula="of:=AND(NOT(ISBLANK([.B80]));NOT(ISBLANK([.C80]));NOT(ISERROR(MATCH([.C80];[$合計.$A$1:.$A$100];0)));NOT(ISBLANK([.D80]));NOT(ISBLANK([.E80]));NOT(ISERROR(MATCH([.E80];[$合計.$C$1:.$C$100];0))))" office:value-type="boolean" office:boolean-value="false" calcext:value-type="boolean">
            <text:p>FALSE</text:p>
          </table:table-cell>
          <table:table-cell table:style-name="ce66" table:formula="of:=MONTH([.$A80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5"/>
          <table:table-cell table:style-name="ce60"/>
          <table:table-cell table:style-name="ce63"/>
          <table:table-cell table:style-name="ce60"/>
          <table:table-cell table:style-name="ce63"/>
          <table:table-cell/>
          <table:table-cell table:style-name="ce65"/>
          <table:table-cell/>
          <table:table-cell table:style-name="ce68" table:formula="of:=AND(NOT(ISBLANK([.B81]));NOT(ISBLANK([.C81]));NOT(ISERROR(MATCH([.C81];[$合計.$A$1:.$A$100];0)));NOT(ISBLANK([.D81]));NOT(ISBLANK([.E81]));NOT(ISERROR(MATCH([.E81];[$合計.$C$1:.$C$100];0))))" office:value-type="boolean" office:boolean-value="false" calcext:value-type="boolean">
            <text:p>FALSE</text:p>
          </table:table-cell>
          <table:table-cell table:style-name="ce66" table:formula="of:=MONTH([.$A81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5"/>
          <table:table-cell table:style-name="ce60"/>
          <table:table-cell table:style-name="ce63"/>
          <table:table-cell table:style-name="ce60"/>
          <table:table-cell table:style-name="ce63"/>
          <table:table-cell/>
          <table:table-cell table:style-name="ce65"/>
          <table:table-cell/>
          <table:table-cell table:style-name="ce68" table:formula="of:=AND(NOT(ISBLANK([.B82]));NOT(ISBLANK([.C82]));NOT(ISERROR(MATCH([.C82];[$合計.$A$1:.$A$100];0)));NOT(ISBLANK([.D82]));NOT(ISBLANK([.E82]));NOT(ISERROR(MATCH([.E82];[$合計.$C$1:.$C$100];0))))" office:value-type="boolean" office:boolean-value="false" calcext:value-type="boolean">
            <text:p>FALSE</text:p>
          </table:table-cell>
          <table:table-cell table:style-name="ce66" table:formula="of:=MONTH([.$A82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5"/>
          <table:table-cell table:style-name="ce59"/>
          <table:table-cell table:style-name="ce63"/>
          <table:table-cell table:style-name="ce59"/>
          <table:table-cell table:style-name="ce63"/>
          <table:table-cell/>
          <table:table-cell table:style-name="ce65"/>
          <table:table-cell/>
          <table:table-cell table:style-name="ce68" table:formula="of:=AND(NOT(ISBLANK([.B83]));NOT(ISBLANK([.C83]));NOT(ISERROR(MATCH([.C83];[$合計.$A$1:.$A$100];0)));NOT(ISBLANK([.D83]));NOT(ISBLANK([.E83]));NOT(ISERROR(MATCH([.E83];[$合計.$C$1:.$C$100];0))))" office:value-type="boolean" office:boolean-value="false" calcext:value-type="boolean">
            <text:p>FALSE</text:p>
          </table:table-cell>
          <table:table-cell table:style-name="ce66" table:formula="of:=MONTH([.$A83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5"/>
          <table:table-cell table:style-name="ce59"/>
          <table:table-cell table:style-name="ce63"/>
          <table:table-cell table:style-name="ce59"/>
          <table:table-cell table:style-name="ce63"/>
          <table:table-cell/>
          <table:table-cell table:style-name="ce65"/>
          <table:table-cell/>
          <table:table-cell table:style-name="ce68" table:formula="of:=AND(NOT(ISBLANK([.B84]));NOT(ISBLANK([.C84]));NOT(ISERROR(MATCH([.C84];[$合計.$A$1:.$A$100];0)));NOT(ISBLANK([.D84]));NOT(ISBLANK([.E84]));NOT(ISERROR(MATCH([.E84];[$合計.$C$1:.$C$100];0))))" office:value-type="boolean" office:boolean-value="false" calcext:value-type="boolean">
            <text:p>FALSE</text:p>
          </table:table-cell>
          <table:table-cell table:style-name="ce66" table:formula="of:=MONTH([.$A84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5"/>
          <table:table-cell table:style-name="ce60"/>
          <table:table-cell table:style-name="ce63"/>
          <table:table-cell table:style-name="ce60"/>
          <table:table-cell table:style-name="ce63"/>
          <table:table-cell/>
          <table:table-cell table:style-name="ce65"/>
          <table:table-cell/>
          <table:table-cell table:style-name="ce68" table:formula="of:=AND(NOT(ISBLANK([.B85]));NOT(ISBLANK([.C85]));NOT(ISERROR(MATCH([.C85];[$合計.$A$1:.$A$100];0)));NOT(ISBLANK([.D85]));NOT(ISBLANK([.E85]));NOT(ISERROR(MATCH([.E85];[$合計.$C$1:.$C$100];0))))" office:value-type="boolean" office:boolean-value="false" calcext:value-type="boolean">
            <text:p>FALSE</text:p>
          </table:table-cell>
          <table:table-cell table:style-name="ce66" table:formula="of:=MONTH([.$A85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5"/>
          <table:table-cell table:style-name="ce60"/>
          <table:table-cell table:style-name="ce63"/>
          <table:table-cell table:style-name="ce60"/>
          <table:table-cell table:style-name="ce63"/>
          <table:table-cell/>
          <table:table-cell table:style-name="ce65"/>
          <table:table-cell/>
          <table:table-cell table:style-name="ce68" table:formula="of:=AND(NOT(ISBLANK([.B86]));NOT(ISBLANK([.C86]));NOT(ISERROR(MATCH([.C86];[$合計.$A$1:.$A$100];0)));NOT(ISBLANK([.D86]));NOT(ISBLANK([.E86]));NOT(ISERROR(MATCH([.E86];[$合計.$C$1:.$C$100];0))))" office:value-type="boolean" office:boolean-value="false" calcext:value-type="boolean">
            <text:p>FALSE</text:p>
          </table:table-cell>
          <table:table-cell table:style-name="ce66" table:formula="of:=MONTH([.$A86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5"/>
          <table:table-cell table:style-name="ce60"/>
          <table:table-cell table:style-name="ce63"/>
          <table:table-cell table:style-name="ce60"/>
          <table:table-cell table:style-name="ce63"/>
          <table:table-cell/>
          <table:table-cell table:style-name="ce65"/>
          <table:table-cell/>
          <table:table-cell table:style-name="ce68" table:formula="of:=AND(NOT(ISBLANK([.B87]));NOT(ISBLANK([.C87]));NOT(ISERROR(MATCH([.C87];[$合計.$A$1:.$A$100];0)));NOT(ISBLANK([.D87]));NOT(ISBLANK([.E87]));NOT(ISERROR(MATCH([.E87];[$合計.$C$1:.$C$100];0))))" office:value-type="boolean" office:boolean-value="false" calcext:value-type="boolean">
            <text:p>FALSE</text:p>
          </table:table-cell>
          <table:table-cell table:style-name="ce66" table:formula="of:=MONTH([.$A87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5"/>
          <table:table-cell table:style-name="ce60"/>
          <table:table-cell table:style-name="ce63"/>
          <table:table-cell table:style-name="ce60"/>
          <table:table-cell table:style-name="ce63"/>
          <table:table-cell/>
          <table:table-cell table:style-name="ce65"/>
          <table:table-cell/>
          <table:table-cell table:style-name="ce68" table:formula="of:=AND(NOT(ISBLANK([.B88]));NOT(ISBLANK([.C88]));NOT(ISERROR(MATCH([.C88];[$合計.$A$1:.$A$100];0)));NOT(ISBLANK([.D88]));NOT(ISBLANK([.E88]));NOT(ISERROR(MATCH([.E88];[$合計.$C$1:.$C$100];0))))" office:value-type="boolean" office:boolean-value="false" calcext:value-type="boolean">
            <text:p>FALSE</text:p>
          </table:table-cell>
          <table:table-cell table:style-name="ce66" table:formula="of:=MONTH([.$A88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6"/>
          <table:table-cell table:style-name="ce60"/>
          <table:table-cell table:style-name="ce63"/>
          <table:table-cell table:style-name="ce60"/>
          <table:table-cell table:style-name="ce63"/>
          <table:table-cell/>
          <table:table-cell table:style-name="ce66"/>
          <table:table-cell/>
          <table:table-cell table:style-name="ce68" table:formula="of:=AND(NOT(ISBLANK([.B89]));NOT(ISBLANK([.C89]));NOT(ISERROR(MATCH([.C89];[$合計.$A$1:.$A$100];0)));NOT(ISBLANK([.D89]));NOT(ISBLANK([.E89]));NOT(ISERROR(MATCH([.E89];[$合計.$C$1:.$C$100];0))))" office:value-type="boolean" office:boolean-value="false" calcext:value-type="boolean">
            <text:p>FALSE</text:p>
          </table:table-cell>
          <table:table-cell table:style-name="ce66" table:formula="of:=MONTH([.$A89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6"/>
          <table:table-cell table:style-name="ce60"/>
          <table:table-cell table:style-name="ce63"/>
          <table:table-cell table:style-name="ce60"/>
          <table:table-cell table:style-name="ce63"/>
          <table:table-cell/>
          <table:table-cell table:style-name="ce63"/>
          <table:table-cell/>
          <table:table-cell table:style-name="ce68" table:formula="of:=AND(NOT(ISBLANK([.B90]));NOT(ISBLANK([.C90]));NOT(ISERROR(MATCH([.C90];[$合計.$A$1:.$A$100];0)));NOT(ISBLANK([.D90]));NOT(ISBLANK([.E90]));NOT(ISERROR(MATCH([.E90];[$合計.$C$1:.$C$100];0))))" office:value-type="boolean" office:boolean-value="false" calcext:value-type="boolean">
            <text:p>FALSE</text:p>
          </table:table-cell>
          <table:table-cell table:style-name="ce66" table:formula="of:=MONTH([.$A90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5"/>
          <table:table-cell table:style-name="ce59"/>
          <table:table-cell table:style-name="ce63"/>
          <table:table-cell table:style-name="ce59"/>
          <table:table-cell table:style-name="ce63"/>
          <table:table-cell/>
          <table:table-cell table:style-name="ce65"/>
          <table:table-cell/>
          <table:table-cell table:style-name="ce68" table:formula="of:=AND(NOT(ISBLANK([.B91]));NOT(ISBLANK([.C91]));NOT(ISERROR(MATCH([.C91];[$合計.$A$1:.$A$100];0)));NOT(ISBLANK([.D91]));NOT(ISBLANK([.E91]));NOT(ISERROR(MATCH([.E91];[$合計.$C$1:.$C$100];0))))" office:value-type="boolean" office:boolean-value="false" calcext:value-type="boolean">
            <text:p>FALSE</text:p>
          </table:table-cell>
          <table:table-cell table:style-name="ce66" table:formula="of:=MONTH([.$A91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5"/>
          <table:table-cell table:style-name="ce60"/>
          <table:table-cell table:style-name="ce63"/>
          <table:table-cell table:style-name="ce60"/>
          <table:table-cell table:style-name="ce63"/>
          <table:table-cell/>
          <table:table-cell table:style-name="ce65"/>
          <table:table-cell/>
          <table:table-cell table:style-name="ce68" table:formula="of:=AND(NOT(ISBLANK([.B92]));NOT(ISBLANK([.C92]));NOT(ISERROR(MATCH([.C92];[$合計.$A$1:.$A$100];0)));NOT(ISBLANK([.D92]));NOT(ISBLANK([.E92]));NOT(ISERROR(MATCH([.E92];[$合計.$C$1:.$C$100];0))))" office:value-type="boolean" office:boolean-value="false" calcext:value-type="boolean">
            <text:p>FALSE</text:p>
          </table:table-cell>
          <table:table-cell table:style-name="ce66" table:formula="of:=MONTH([.$A92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5"/>
          <table:table-cell table:style-name="ce60"/>
          <table:table-cell table:style-name="ce63"/>
          <table:table-cell table:style-name="ce60"/>
          <table:table-cell table:style-name="ce63"/>
          <table:table-cell/>
          <table:table-cell table:style-name="ce65"/>
          <table:table-cell/>
          <table:table-cell table:style-name="ce68" table:formula="of:=AND(NOT(ISBLANK([.B93]));NOT(ISBLANK([.C93]));NOT(ISERROR(MATCH([.C93];[$合計.$A$1:.$A$100];0)));NOT(ISBLANK([.D93]));NOT(ISBLANK([.E93]));NOT(ISERROR(MATCH([.E93];[$合計.$C$1:.$C$100];0))))" office:value-type="boolean" office:boolean-value="false" calcext:value-type="boolean">
            <text:p>FALSE</text:p>
          </table:table-cell>
          <table:table-cell table:style-name="ce66" table:formula="of:=MONTH([.$A93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5"/>
          <table:table-cell table:style-name="ce59"/>
          <table:table-cell table:style-name="ce63"/>
          <table:table-cell table:style-name="ce59"/>
          <table:table-cell table:style-name="ce63"/>
          <table:table-cell/>
          <table:table-cell table:style-name="ce65"/>
          <table:table-cell/>
          <table:table-cell table:style-name="ce68" table:formula="of:=AND(NOT(ISBLANK([.B94]));NOT(ISBLANK([.C94]));NOT(ISERROR(MATCH([.C94];[$合計.$A$1:.$A$100];0)));NOT(ISBLANK([.D94]));NOT(ISBLANK([.E94]));NOT(ISERROR(MATCH([.E94];[$合計.$C$1:.$C$100];0))))" office:value-type="boolean" office:boolean-value="false" calcext:value-type="boolean">
            <text:p>FALSE</text:p>
          </table:table-cell>
          <table:table-cell table:style-name="ce66" table:formula="of:=MONTH([.$A94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5"/>
          <table:table-cell table:style-name="ce59"/>
          <table:table-cell table:style-name="ce63"/>
          <table:table-cell table:style-name="ce59"/>
          <table:table-cell table:style-name="ce63"/>
          <table:table-cell/>
          <table:table-cell table:style-name="ce65"/>
          <table:table-cell/>
          <table:table-cell table:style-name="ce68" table:formula="of:=AND(NOT(ISBLANK([.B95]));NOT(ISBLANK([.C95]));NOT(ISERROR(MATCH([.C95];[$合計.$A$1:.$A$100];0)));NOT(ISBLANK([.D95]));NOT(ISBLANK([.E95]));NOT(ISERROR(MATCH([.E95];[$合計.$C$1:.$C$100];0))))" office:value-type="boolean" office:boolean-value="false" calcext:value-type="boolean">
            <text:p>FALSE</text:p>
          </table:table-cell>
          <table:table-cell table:style-name="ce66" table:formula="of:=MONTH([.$A95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5"/>
          <table:table-cell table:style-name="ce59"/>
          <table:table-cell table:style-name="ce63"/>
          <table:table-cell table:style-name="ce59"/>
          <table:table-cell table:style-name="ce63"/>
          <table:table-cell/>
          <table:table-cell table:style-name="ce65"/>
          <table:table-cell/>
          <table:table-cell table:style-name="ce68" table:formula="of:=AND(NOT(ISBLANK([.B96]));NOT(ISBLANK([.C96]));NOT(ISERROR(MATCH([.C96];[$合計.$A$1:.$A$100];0)));NOT(ISBLANK([.D96]));NOT(ISBLANK([.E96]));NOT(ISERROR(MATCH([.E96];[$合計.$C$1:.$C$100];0))))" office:value-type="boolean" office:boolean-value="false" calcext:value-type="boolean">
            <text:p>FALSE</text:p>
          </table:table-cell>
          <table:table-cell table:style-name="ce66" table:formula="of:=MONTH([.$A96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6"/>
          <table:table-cell table:style-name="ce60"/>
          <table:table-cell table:style-name="ce63"/>
          <table:table-cell table:style-name="ce60"/>
          <table:table-cell table:style-name="ce63"/>
          <table:table-cell/>
          <table:table-cell table:style-name="ce66"/>
          <table:table-cell/>
          <table:table-cell table:style-name="ce68" table:formula="of:=AND(NOT(ISBLANK([.B97]));NOT(ISBLANK([.C97]));NOT(ISERROR(MATCH([.C97];[$合計.$A$1:.$A$100];0)));NOT(ISBLANK([.D97]));NOT(ISBLANK([.E97]));NOT(ISERROR(MATCH([.E97];[$合計.$C$1:.$C$100];0))))" office:value-type="boolean" office:boolean-value="false" calcext:value-type="boolean">
            <text:p>FALSE</text:p>
          </table:table-cell>
          <table:table-cell table:style-name="ce66" table:formula="of:=MONTH([.$A97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5"/>
          <table:table-cell table:style-name="ce59"/>
          <table:table-cell table:style-name="ce63"/>
          <table:table-cell table:style-name="ce59"/>
          <table:table-cell table:style-name="ce63"/>
          <table:table-cell/>
          <table:table-cell table:style-name="ce65"/>
          <table:table-cell/>
          <table:table-cell table:style-name="ce68" table:formula="of:=AND(NOT(ISBLANK([.B98]));NOT(ISBLANK([.C98]));NOT(ISERROR(MATCH([.C98];[$合計.$A$1:.$A$100];0)));NOT(ISBLANK([.D98]));NOT(ISBLANK([.E98]));NOT(ISERROR(MATCH([.E98];[$合計.$C$1:.$C$100];0))))" office:value-type="boolean" office:boolean-value="false" calcext:value-type="boolean">
            <text:p>FALSE</text:p>
          </table:table-cell>
          <table:table-cell table:style-name="ce66" table:formula="of:=MONTH([.$A98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5"/>
          <table:table-cell table:style-name="ce60"/>
          <table:table-cell table:style-name="ce63"/>
          <table:table-cell table:style-name="ce60"/>
          <table:table-cell table:style-name="ce63"/>
          <table:table-cell/>
          <table:table-cell table:style-name="ce65"/>
          <table:table-cell/>
          <table:table-cell table:style-name="ce68" table:formula="of:=AND(NOT(ISBLANK([.B99]));NOT(ISBLANK([.C99]));NOT(ISERROR(MATCH([.C99];[$合計.$A$1:.$A$100];0)));NOT(ISBLANK([.D99]));NOT(ISBLANK([.E99]));NOT(ISERROR(MATCH([.E99];[$合計.$C$1:.$C$100];0))))" office:value-type="boolean" office:boolean-value="false" calcext:value-type="boolean">
            <text:p>FALSE</text:p>
          </table:table-cell>
          <table:table-cell table:style-name="ce66" table:formula="of:=MONTH([.$A99])" office:value-type="float" office:value="12" calcext:value-type="float">
            <text:p>12</text:p>
          </table:table-cell>
          <table:table-cell table:number-columns-repeated="16374"/>
        </table:table-row>
        <table:table-row table:style-name="ro4">
          <table:table-cell table:style-name="ce55"/>
          <table:table-cell table:style-name="ce60"/>
          <table:table-cell table:style-name="ce63"/>
          <table:table-cell table:style-name="ce60"/>
          <table:table-cell table:style-name="ce63"/>
          <table:table-cell/>
          <table:table-cell table:style-name="ce65"/>
          <table:table-cell/>
          <table:table-cell table:style-name="ce68" table:formula="of:=AND(NOT(ISBLANK([.B100]));NOT(ISBLANK([.C100]));NOT(ISERROR(MATCH([.C100];[$合計.$A$1:.$A$100];0)));NOT(ISBLANK([.D100]));NOT(ISBLANK([.E100]));NOT(ISERROR(MATCH([.E100];[$合計.$C$1:.$C$100];0))))" office:value-type="boolean" office:boolean-value="false" calcext:value-type="boolean">
            <text:p>FALSE</text:p>
          </table:table-cell>
          <table:table-cell table:style-name="ce66" table:formula="of:=MONTH([.$A100])" office:value-type="float" office:value="12" calcext:value-type="float">
            <text:p>12</text:p>
          </table:table-cell>
          <table:table-cell table:number-columns-repeated="16374"/>
        </table:table-row>
        <table:table-row table:style-name="ro3">
          <table:table-cell table:number-columns-repeated="6"/>
          <table:table-cell table:style-name="ce65"/>
          <table:table-cell/>
          <table:table-cell table:style-name="ce68" table:formula="of:=AND(NOT(ISBLANK([.B101]));NOT(ISBLANK([.C101]));NOT(ISERROR(MATCH([.C101];[$合計.$A$1:.$A$100];0)));NOT(ISBLANK([.D101]));NOT(ISBLANK([.E101]));NOT(ISERROR(MATCH([.E101];[$合計.$C$1:.$C$100];0))))" office:value-type="boolean" office:boolean-value="false" calcext:value-type="boolean">
            <text:p>FALSE</text:p>
          </table:table-cell>
          <table:table-cell table:style-name="ce66" table:formula="of:=MONTH([.$A101])" office:value-type="float" office:value="12" calcext:value-type="float">
            <text:p>12</text:p>
          </table:table-cell>
          <table:table-cell table:number-columns-repeated="16374"/>
        </table:table-row>
        <table:table-row table:style-name="ro3" table:number-rows-repeated="1048322">
          <table:table-cell table:number-columns-repeated="16384"/>
        </table:table-row>
        <table:table-row table:style-name="ro5" table:number-rows-repeated="152">
          <table:table-cell table:number-columns-repeated="16384"/>
        </table:table-row>
        <table:table-row table:style-name="ro5">
          <table:table-cell table:number-columns-repeated="16384"/>
        </table:table-row>
        <calcext:conditional-formats>
          <calcext:conditional-format calcext:target-range-address="総勘定元帳.I1:総勘定元帳.I101">
            <calcext:condition calcext:apply-style-name="ConditionalStyle_1" calcext:value="=&quot;TRUE&quot;" calcext:base-cell-address="総勘定元帳.I1"/>
            <calcext:condition calcext:apply-style-name="ConditionalStyle_2" calcext:value="=&quot;FALSE&quot;" calcext:base-cell-address="総勘定元帳.I1"/>
          </calcext:conditional-format>
        </calcext:conditional-formats>
      </table:table>
      <table:table table:name="合計" table:style-name="ta3">
        <office:forms form:automatic-focus="false" form:apply-design-mode="false"/>
        <table:table-column table:style-name="co13" table:default-cell-style-name="ce53"/>
        <table:table-column table:style-name="co13" table:default-cell-style-name="ce39"/>
        <table:table-column table:style-name="co13" table:default-cell-style-name="ce53"/>
        <table:table-column table:style-name="co13" table:number-columns-repeated="3" table:default-cell-style-name="ce39"/>
        <table:table-column table:style-name="co1" table:number-columns-repeated="1018" table:default-cell-style-name="ce53"/>
        <table:table-row table:style-name="ro6">
          <table:table-cell table:style-name="ce62" office:value-type="string" calcext:value-type="string">
            <text:p>貸方区分</text:p>
          </table:table-cell>
          <table:table-cell table:style-name="ce58" office:value-type="string" calcext:value-type="string">
            <text:p>合計金額</text:p>
          </table:table-cell>
          <table:table-cell table:style-name="ce62" office:value-type="string" calcext:value-type="string">
            <text:p>借方区分</text:p>
          </table:table-cell>
          <table:table-cell table:style-name="ce58" office:value-type="string" calcext:value-type="string">
            <text:p>合計金額</text:p>
          </table:table-cell>
          <table:table-cell table:style-name="ce58" office:value-type="string" calcext:value-type="string">
            <text:p>貸方合計</text:p>
          </table:table-cell>
          <table:table-cell table:style-name="ce58" office:value-type="string" calcext:value-type="string">
            <text:p>借方合計</text:p>
          </table:table-cell>
          <table:table-cell table:number-columns-repeated="1018"/>
        </table:table-row>
        <table:table-row table:style-name="ro6">
          <table:table-cell table:style-name="ce63" office:value-type="string" calcext:value-type="string">
            <text:p>預金</text:p>
          </table:table-cell>
          <table:table-cell table:style-name="ce60" table:formula="of:=IF(NOT(ISBLANK([.A2]));SUMIF([$総勘定元帳.$C$2:.$C$999850];[.A2];[$総勘定元帳.$B$2:.$B$999850]);&quot;&quot;)" office:value-type="float" office:value="0" calcext:value-type="float">
            <text:p>¥0</text:p>
          </table:table-cell>
          <table:table-cell table:style-name="ce63" office:value-type="string" calcext:value-type="string">
            <text:p>預金</text:p>
          </table:table-cell>
          <table:table-cell table:style-name="ce60" table:formula="of:=IF(NOT(ISBLANK([.C2]));SUMIF([$総勘定元帳.$E$2:.$E$999850];[.C2];[$総勘定元帳.$D$2:.$D$999850]);&quot;&quot;)" office:value-type="float" office:value="0" calcext:value-type="float">
            <text:p>¥0</text:p>
          </table:table-cell>
          <table:table-cell table:style-name="ce60" table:formula="of:=SUM([.B2:.B100])" office:value-type="float" office:value="0" calcext:value-type="float">
            <text:p>¥0</text:p>
          </table:table-cell>
          <table:table-cell table:style-name="ce60" table:formula="of:=SUM([.D2:.D100])" office:value-type="float" office:value="0" calcext:value-type="float">
            <text:p>¥0</text:p>
          </table:table-cell>
          <table:table-cell table:number-columns-repeated="1018"/>
        </table:table-row>
        <table:table-row table:style-name="ro2">
          <table:table-cell table:style-name="ce63" office:value-type="string" calcext:value-type="string">
            <text:p>現金</text:p>
          </table:table-cell>
          <table:table-cell table:style-name="ce60" table:formula="of:=IF(NOT(ISBLANK([.A3]));SUMIF([$総勘定元帳.$C$2:.$C$999850];[.A3];[$総勘定元帳.$B$2:.$B$999850]);&quot;&quot;)" office:value-type="float" office:value="0" calcext:value-type="float">
            <text:p>¥0</text:p>
          </table:table-cell>
          <table:table-cell table:style-name="ce63" office:value-type="string" calcext:value-type="string">
            <text:p>現金</text:p>
          </table:table-cell>
          <table:table-cell table:style-name="ce60" table:formula="of:=IF(NOT(ISBLANK([.C3]));SUMIF([$総勘定元帳.$E$2:.$E$999850];[.C3];[$総勘定元帳.$D$2:.$D$999850]);&quot;&quot;)" office:value-type="float" office:value="0" calcext:value-type="float">
            <text:p>¥0</text:p>
          </table:table-cell>
          <table:table-cell table:style-name="ce60" table:number-columns-repeated="2"/>
          <table:table-cell table:number-columns-repeated="1018"/>
        </table:table-row>
        <table:table-row table:style-name="ro2">
          <table:table-cell table:style-name="ce63" office:value-type="string" calcext:value-type="string">
            <text:p>機材</text:p>
          </table:table-cell>
          <table:table-cell table:style-name="ce60" table:formula="of:=IF(NOT(ISBLANK([.A4]));SUMIF([$総勘定元帳.$C$2:.$C$999850];[.A4];[$総勘定元帳.$B$2:.$B$999850]);&quot;&quot;)" office:value-type="float" office:value="0" calcext:value-type="float">
            <text:p>¥0</text:p>
          </table:table-cell>
          <table:table-cell table:style-name="ce63" office:value-type="string" calcext:value-type="string">
            <text:p>機材</text:p>
          </table:table-cell>
          <table:table-cell table:style-name="ce60" table:formula="of:=IF(NOT(ISBLANK([.C4]));SUMIF([$総勘定元帳.$E$2:.$E$999850];[.C4];[$総勘定元帳.$D$2:.$D$999850]);&quot;&quot;)" office:value-type="float" office:value="0" calcext:value-type="float">
            <text:p>¥0</text:p>
          </table:table-cell>
          <table:table-cell table:style-name="ce60" table:number-columns-repeated="2"/>
          <table:table-cell table:number-columns-repeated="1018"/>
        </table:table-row>
        <table:table-row table:style-name="ro2">
          <table:table-cell table:style-name="ce63" office:value-type="string" calcext:value-type="string">
            <text:p>仮想通貨</text:p>
          </table:table-cell>
          <table:table-cell table:style-name="ce60" table:formula="of:=IF(NOT(ISBLANK([.A5]));SUMIF([$総勘定元帳.$C$2:.$C$999850];[.A5];[$総勘定元帳.$B$2:.$B$999850]);&quot;&quot;)" office:value-type="float" office:value="0" calcext:value-type="float">
            <text:p>¥0</text:p>
          </table:table-cell>
          <table:table-cell table:style-name="ce63" office:value-type="string" calcext:value-type="string">
            <text:p>仮想通貨</text:p>
          </table:table-cell>
          <table:table-cell table:style-name="ce60" table:formula="of:=IF(NOT(ISBLANK([.C5]));SUMIF([$総勘定元帳.$E$2:.$E$999850];[.C5];[$総勘定元帳.$D$2:.$D$999850]);&quot;&quot;)" office:value-type="float" office:value="0" calcext:value-type="float">
            <text:p>¥0</text:p>
          </table:table-cell>
          <table:table-cell table:style-name="ce60" table:number-columns-repeated="2"/>
          <table:table-cell table:number-columns-repeated="1018"/>
        </table:table-row>
        <table:table-row table:style-name="ro2">
          <table:table-cell table:style-name="ce63" office:value-type="string" calcext:value-type="string">
            <text:p>未払金</text:p>
          </table:table-cell>
          <table:table-cell table:style-name="ce60" table:formula="of:=IF(NOT(ISBLANK([.A6]));SUMIF([$総勘定元帳.$C$2:.$C$999850];[.A6];[$総勘定元帳.$B$2:.$B$999850]);&quot;&quot;)" office:value-type="float" office:value="0" calcext:value-type="float">
            <text:p>¥0</text:p>
          </table:table-cell>
          <table:table-cell table:style-name="ce63" office:value-type="string" calcext:value-type="string">
            <text:p>未払金</text:p>
          </table:table-cell>
          <table:table-cell table:style-name="ce60" table:formula="of:=IF(NOT(ISBLANK([.C6]));SUMIF([$総勘定元帳.$E$2:.$E$999850];[.C6];[$総勘定元帳.$D$2:.$D$999850]);&quot;&quot;)" office:value-type="float" office:value="0" calcext:value-type="float">
            <text:p>¥0</text:p>
          </table:table-cell>
          <table:table-cell table:style-name="ce60" table:number-columns-repeated="2"/>
          <table:table-cell table:number-columns-repeated="1018"/>
        </table:table-row>
        <table:table-row table:style-name="ro7">
          <table:table-cell table:style-name="ce63" office:value-type="string" calcext:value-type="string">
            <text:p>ポイント・プリペイド等</text:p>
          </table:table-cell>
          <table:table-cell table:style-name="ce60" table:formula="of:=IF(NOT(ISBLANK([.A7]));SUMIF([$総勘定元帳.$C$2:.$C$999850];[.A7];[$総勘定元帳.$B$2:.$B$999850]);&quot;&quot;)" office:value-type="float" office:value="0" calcext:value-type="float">
            <text:p>¥0</text:p>
          </table:table-cell>
          <table:table-cell table:style-name="ce63" office:value-type="string" calcext:value-type="string">
            <text:p>ポイント・プリペイド等</text:p>
          </table:table-cell>
          <table:table-cell table:style-name="ce60" table:formula="of:=IF(NOT(ISBLANK([.C7]));SUMIF([$総勘定元帳.$E$2:.$E$999850];[.C7];[$総勘定元帳.$D$2:.$D$999850]);&quot;&quot;)" office:value-type="float" office:value="0" calcext:value-type="float">
            <text:p>¥0</text:p>
          </table:table-cell>
          <table:table-cell table:style-name="ce60" table:number-columns-repeated="2"/>
          <table:table-cell table:number-columns-repeated="1018"/>
        </table:table-row>
        <table:table-row table:style-name="ro2">
          <table:table-cell table:style-name="ce66"/>
          <table:table-cell table:style-name="ce60" table:formula="of:=IF(NOT(ISBLANK([.A8]));SUMIF([$総勘定元帳.$C$2:.$C$999850];[.A8];[$総勘定元帳.$B$2:.$B$999850]);&quot;&quot;)">
            <text:p/>
          </table:table-cell>
          <table:table-cell table:style-name="ce66"/>
          <table:table-cell table:style-name="ce60" table:formula="of:=IF(NOT(ISBLANK([.C8]));SUMIF([$総勘定元帳.$E$2:.$E$999850];[.C8];[$総勘定元帳.$D$2:.$D$999850]);&quot;&quot;)">
            <text:p/>
          </table:table-cell>
          <table:table-cell table:style-name="ce60" table:number-columns-repeated="2"/>
          <table:table-cell table:number-columns-repeated="1018"/>
        </table:table-row>
        <table:table-row table:style-name="ro2">
          <table:table-cell table:style-name="ce66"/>
          <table:table-cell table:style-name="ce60" table:formula="of:=IF(NOT(ISBLANK([.A9]));SUMIF([$総勘定元帳.$C$2:.$C$999850];[.A9];[$総勘定元帳.$B$2:.$B$999850]);&quot;&quot;)">
            <text:p/>
          </table:table-cell>
          <table:table-cell table:style-name="ce66"/>
          <table:table-cell table:style-name="ce60" table:formula="of:=IF(NOT(ISBLANK([.C9]));SUMIF([$総勘定元帳.$E$2:.$E$999850];[.C9];[$総勘定元帳.$D$2:.$D$999850]);&quot;&quot;)">
            <text:p/>
          </table:table-cell>
          <table:table-cell table:style-name="ce60" table:number-columns-repeated="2"/>
          <table:table-cell table:number-columns-repeated="1018"/>
        </table:table-row>
        <table:table-row table:style-name="ro2">
          <table:table-cell table:style-name="ce63" office:value-type="string" calcext:value-type="string">
            <text:p>事業主借</text:p>
          </table:table-cell>
          <table:table-cell table:style-name="ce60" table:formula="of:=IF(NOT(ISBLANK([.A10]));SUMIF([$総勘定元帳.$C$2:.$C$999850];[.A10];[$総勘定元帳.$B$2:.$B$999850]);&quot;&quot;)" office:value-type="float" office:value="0" calcext:value-type="float">
            <text:p>¥0</text:p>
          </table:table-cell>
          <table:table-cell table:style-name="ce63" office:value-type="string" calcext:value-type="string">
            <text:p>事業主借</text:p>
          </table:table-cell>
          <table:table-cell table:style-name="ce60" table:formula="of:=IF(NOT(ISBLANK([.C10]));SUMIF([$総勘定元帳.$E$2:.$E$999850];[.C10];[$総勘定元帳.$D$2:.$D$999850]);&quot;&quot;)" office:value-type="float" office:value="0" calcext:value-type="float">
            <text:p>¥0</text:p>
          </table:table-cell>
          <table:table-cell table:style-name="ce60" table:number-columns-repeated="2"/>
          <table:table-cell table:number-columns-repeated="1018"/>
        </table:table-row>
        <table:table-row table:style-name="ro2">
          <table:table-cell table:style-name="ce63" office:value-type="string" calcext:value-type="string">
            <text:p>事業主貸</text:p>
          </table:table-cell>
          <table:table-cell table:style-name="ce60" table:formula="of:=IF(NOT(ISBLANK([.A11]));SUMIF([$総勘定元帳.$C$2:.$C$999850];[.A11];[$総勘定元帳.$B$2:.$B$999850]);&quot;&quot;)" office:value-type="float" office:value="0" calcext:value-type="float">
            <text:p>¥0</text:p>
          </table:table-cell>
          <table:table-cell table:style-name="ce63" office:value-type="string" calcext:value-type="string">
            <text:p>事業主貸</text:p>
          </table:table-cell>
          <table:table-cell table:style-name="ce60" table:formula="of:=IF(NOT(ISBLANK([.C11]));SUMIF([$総勘定元帳.$E$2:.$E$999850];[.C11];[$総勘定元帳.$D$2:.$D$999850]);&quot;&quot;)" office:value-type="float" office:value="0" calcext:value-type="float">
            <text:p>¥0</text:p>
          </table:table-cell>
          <table:table-cell table:style-name="ce60" table:number-columns-repeated="2"/>
          <table:table-cell table:number-columns-repeated="1018"/>
        </table:table-row>
        <table:table-row table:style-name="ro2">
          <table:table-cell table:style-name="ce66"/>
          <table:table-cell table:style-name="ce60" table:formula="of:=IF(NOT(ISBLANK([.A12]));SUMIF([$総勘定元帳.$C$2:.$C$999850];[.A12];[$総勘定元帳.$B$2:.$B$999850]);&quot;&quot;)">
            <text:p/>
          </table:table-cell>
          <table:table-cell table:style-name="ce66"/>
          <table:table-cell table:style-name="ce60" table:formula="of:=IF(NOT(ISBLANK([.C12]));SUMIF([$総勘定元帳.$E$2:.$E$999850];[.C12];[$総勘定元帳.$D$2:.$D$999850]);&quot;&quot;)">
            <text:p/>
          </table:table-cell>
          <table:table-cell table:style-name="ce60" table:number-columns-repeated="2"/>
          <table:table-cell table:number-columns-repeated="1018"/>
        </table:table-row>
        <table:table-row table:style-name="ro2">
          <table:table-cell table:style-name="ce63" office:value-type="string" calcext:value-type="string">
            <text:p>売上</text:p>
          </table:table-cell>
          <table:table-cell table:style-name="ce60" table:formula="of:=IF(NOT(ISBLANK([.A13]));SUMIF([$総勘定元帳.$C$2:.$C$999850];[.A13];[$総勘定元帳.$B$2:.$B$999850]);&quot;&quot;)" office:value-type="float" office:value="0" calcext:value-type="float">
            <text:p>¥0</text:p>
          </table:table-cell>
          <table:table-cell table:style-name="ce63" office:value-type="string" calcext:value-type="string">
            <text:p>通信費</text:p>
          </table:table-cell>
          <table:table-cell table:style-name="ce60" table:formula="of:=IF(NOT(ISBLANK([.C13]));SUMIF([$総勘定元帳.$E$2:.$E$999850];[.C13];[$総勘定元帳.$D$2:.$D$999850]);&quot;&quot;)" office:value-type="float" office:value="0" calcext:value-type="float">
            <text:p>¥0</text:p>
          </table:table-cell>
          <table:table-cell table:style-name="ce60" table:number-columns-repeated="2"/>
          <table:table-cell table:number-columns-repeated="1018"/>
        </table:table-row>
        <table:table-row table:style-name="ro2">
          <table:table-cell table:style-name="ce69"/>
          <table:table-cell table:style-name="ce60" table:formula="of:=IF(NOT(ISBLANK([.A14]));SUMIF([$総勘定元帳.$C$2:.$C$999850];[.A14];[$総勘定元帳.$B$2:.$B$999850]);&quot;&quot;)">
            <text:p/>
          </table:table-cell>
          <table:table-cell table:style-name="ce63" office:value-type="string" calcext:value-type="string">
            <text:p>外注費</text:p>
          </table:table-cell>
          <table:table-cell table:style-name="ce60" table:formula="of:=IF(NOT(ISBLANK([.C14]));SUMIF([$総勘定元帳.$E$2:.$E$999850];[.C14];[$総勘定元帳.$D$2:.$D$999850]);&quot;&quot;)" office:value-type="float" office:value="0" calcext:value-type="float">
            <text:p>¥0</text:p>
          </table:table-cell>
          <table:table-cell table:style-name="ce60" table:number-columns-repeated="2"/>
          <table:table-cell table:number-columns-repeated="1018"/>
        </table:table-row>
        <table:table-row table:style-name="ro2">
          <table:table-cell table:style-name="ce69"/>
          <table:table-cell table:style-name="ce60" table:formula="of:=IF(NOT(ISBLANK([.A15]));SUMIF([$総勘定元帳.$C$2:.$C$999850];[.A15];[$総勘定元帳.$B$2:.$B$999850]);&quot;&quot;)">
            <text:p/>
          </table:table-cell>
          <table:table-cell table:style-name="ce63" office:value-type="string" calcext:value-type="string">
            <text:p>消耗品費</text:p>
          </table:table-cell>
          <table:table-cell table:style-name="ce60" table:formula="of:=IF(NOT(ISBLANK([.C15]));SUMIF([$総勘定元帳.$E$2:.$E$999850];[.C15];[$総勘定元帳.$D$2:.$D$999850]);&quot;&quot;)" office:value-type="float" office:value="0" calcext:value-type="float">
            <text:p>¥0</text:p>
          </table:table-cell>
          <table:table-cell table:style-name="ce60" table:number-columns-repeated="2"/>
          <table:table-cell table:number-columns-repeated="1018"/>
        </table:table-row>
        <table:table-row table:style-name="ro2">
          <table:table-cell table:style-name="ce69"/>
          <table:table-cell table:style-name="ce60" table:formula="of:=IF(NOT(ISBLANK([.A16]));SUMIF([$総勘定元帳.$C$2:.$C$999850];[.A16];[$総勘定元帳.$B$2:.$B$999850]);&quot;&quot;)">
            <text:p/>
          </table:table-cell>
          <table:table-cell table:style-name="ce63" office:value-type="string" calcext:value-type="string">
            <text:p>交通費</text:p>
          </table:table-cell>
          <table:table-cell table:style-name="ce60" table:formula="of:=IF(NOT(ISBLANK([.C16]));SUMIF([$総勘定元帳.$E$2:.$E$999850];[.C16];[$総勘定元帳.$D$2:.$D$999850]);&quot;&quot;)" office:value-type="float" office:value="0" calcext:value-type="float">
            <text:p>¥0</text:p>
          </table:table-cell>
          <table:table-cell table:style-name="ce60" table:number-columns-repeated="2"/>
          <table:table-cell table:number-columns-repeated="1018"/>
        </table:table-row>
        <table:table-row table:style-name="ro2">
          <table:table-cell table:style-name="ce69"/>
          <table:table-cell table:style-name="ce60" table:formula="of:=IF(NOT(ISBLANK([.A17]));SUMIF([$総勘定元帳.$C$2:.$C$999850];[.A17];[$総勘定元帳.$B$2:.$B$999850]);&quot;&quot;)">
            <text:p/>
          </table:table-cell>
          <table:table-cell table:style-name="ce63" office:value-type="string" calcext:value-type="string">
            <text:p>公租賦課費</text:p>
          </table:table-cell>
          <table:table-cell table:style-name="ce60" table:formula="of:=IF(NOT(ISBLANK([.C17]));SUMIF([$総勘定元帳.$E$2:.$E$999850];[.C17];[$総勘定元帳.$D$2:.$D$999850]);&quot;&quot;)" office:value-type="float" office:value="0" calcext:value-type="float">
            <text:p>¥0</text:p>
          </table:table-cell>
          <table:table-cell table:style-name="ce60" table:number-columns-repeated="2"/>
          <table:table-cell table:number-columns-repeated="1018"/>
        </table:table-row>
        <table:table-row table:style-name="ro2">
          <table:table-cell table:style-name="ce69"/>
          <table:table-cell table:style-name="ce60" table:formula="of:=IF(NOT(ISBLANK([.A18]));SUMIF([$総勘定元帳.$C$2:.$C$999850];[.A18];[$総勘定元帳.$B$2:.$B$999850]);&quot;&quot;)">
            <text:p/>
          </table:table-cell>
          <table:table-cell table:style-name="ce63" office:value-type="string" calcext:value-type="string">
            <text:p>雑費</text:p>
          </table:table-cell>
          <table:table-cell table:style-name="ce60" table:formula="of:=IF(NOT(ISBLANK([.C18]));SUMIF([$総勘定元帳.$E$2:.$E$999850];[.C18];[$総勘定元帳.$D$2:.$D$999850]);&quot;&quot;)" office:value-type="float" office:value="0" calcext:value-type="float">
            <text:p>¥0</text:p>
          </table:table-cell>
          <table:table-cell table:style-name="ce60" table:number-columns-repeated="2"/>
          <table:table-cell table:number-columns-repeated="1018"/>
        </table:table-row>
        <table:table-row table:style-name="ro2">
          <table:table-cell table:style-name="ce69"/>
          <table:table-cell table:style-name="ce60" table:formula="of:=IF(NOT(ISBLANK([.A19]));SUMIF([$総勘定元帳.$C$2:.$C$999850];[.A19];[$総勘定元帳.$B$2:.$B$999850]);&quot;&quot;)">
            <text:p/>
          </table:table-cell>
          <table:table-cell table:style-name="ce63" office:value-type="string" calcext:value-type="string">
            <text:p>減価償却費</text:p>
          </table:table-cell>
          <table:table-cell table:style-name="ce60" table:formula="of:=IF(NOT(ISBLANK([.C19]));SUMIF([$総勘定元帳.$E$2:.$E$999850];[.C19];[$総勘定元帳.$D$2:.$D$999850]);&quot;&quot;)" office:value-type="float" office:value="0" calcext:value-type="float">
            <text:p>¥0</text:p>
          </table:table-cell>
          <table:table-cell table:style-name="ce60" table:number-columns-repeated="2"/>
          <table:table-cell table:number-columns-repeated="1018"/>
        </table:table-row>
        <table:table-row table:style-name="ro2">
          <table:table-cell table:style-name="ce69"/>
          <table:table-cell table:style-name="ce60" table:formula="of:=IF(NOT(ISBLANK([.A20]));SUMIF([$総勘定元帳.$C$2:.$C$999850];[.A20];[$総勘定元帳.$B$2:.$B$999850]);&quot;&quot;)">
            <text:p/>
          </table:table-cell>
          <table:table-cell table:style-name="ce63" office:value-type="string" calcext:value-type="string">
            <text:p>資料費</text:p>
          </table:table-cell>
          <table:table-cell table:style-name="ce60" table:formula="of:=IF(NOT(ISBLANK([.C20]));SUMIF([$総勘定元帳.$E$2:.$E$999850];[.C20];[$総勘定元帳.$D$2:.$D$999850]);&quot;&quot;)" office:value-type="float" office:value="0" calcext:value-type="float">
            <text:p>¥0</text:p>
          </table:table-cell>
          <table:table-cell table:style-name="ce60" table:number-columns-repeated="2"/>
          <table:table-cell table:number-columns-repeated="1018"/>
        </table:table-row>
        <table:table-row table:style-name="ro2">
          <table:table-cell table:style-name="ce69"/>
          <table:table-cell table:style-name="ce60" table:formula="of:=IF(NOT(ISBLANK([.A21]));SUMIF([$総勘定元帳.$C$2:.$C$999850];[.A21];[$総勘定元帳.$B$2:.$B$999850]);&quot;&quot;)">
            <text:p/>
          </table:table-cell>
          <table:table-cell table:style-name="ce63" office:value-type="string" calcext:value-type="string">
            <text:p>研究費</text:p>
          </table:table-cell>
          <table:table-cell table:style-name="ce60" table:formula="of:=IF(NOT(ISBLANK([.C21]));SUMIF([$総勘定元帳.$E$2:.$E$999850];[.C21];[$総勘定元帳.$D$2:.$D$999850]);&quot;&quot;)" office:value-type="float" office:value="0" calcext:value-type="float">
            <text:p>¥0</text:p>
          </table:table-cell>
          <table:table-cell table:style-name="ce60" table:number-columns-repeated="2"/>
          <table:table-cell table:number-columns-repeated="1018"/>
        </table:table-row>
        <table:table-row table:style-name="ro2">
          <table:table-cell table:style-name="ce69"/>
          <table:table-cell table:style-name="ce60" table:formula="of:=IF(NOT(ISBLANK([.A22]));SUMIF([$総勘定元帳.$C$2:.$C$999850];[.A22];[$総勘定元帳.$B$2:.$B$999850]);&quot;&quot;)">
            <text:p/>
          </table:table-cell>
          <table:table-cell table:style-name="ce63" office:value-type="string" calcext:value-type="string">
            <text:p>旅費</text:p>
          </table:table-cell>
          <table:table-cell table:style-name="ce60" table:formula="of:=IF(NOT(ISBLANK([.C22]));SUMIF([$総勘定元帳.$E$2:.$E$999850];[.C22];[$総勘定元帳.$D$2:.$D$999850]);&quot;&quot;)" office:value-type="float" office:value="0" calcext:value-type="float">
            <text:p>¥0</text:p>
          </table:table-cell>
          <table:table-cell table:style-name="ce60" table:number-columns-repeated="2"/>
          <table:table-cell table:number-columns-repeated="1018"/>
        </table:table-row>
        <table:table-row table:style-name="ro2">
          <table:table-cell table:style-name="ce37"/>
          <table:table-cell table:style-name="ce38" table:formula="of:=IF(NOT(ISBLANK([.A23]));SUMIF([$総勘定元帳.C2:.C61];[.A23];[$総勘定元帳.B2:.B61]);&quot;&quot;)">
            <text:p/>
          </table:table-cell>
          <table:table-cell table:style-name="ce40"/>
          <table:table-cell table:style-name="ce38" table:formula="of:=IF(NOT(ISBLANK([.C23]));SUMIF([$総勘定元帳.$E$2:.$E$999850];[.C23];[$総勘定元帳.$D$2:.$D$999850]);&quot;&quot;)">
            <text:p/>
          </table:table-cell>
          <table:table-cell table:style-name="ce38" table:number-columns-repeated="2"/>
          <table:table-cell table:number-columns-repeated="1018"/>
        </table:table-row>
        <table:table-row table:style-name="ro3" table:number-rows-repeated="104855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貸借対照表" table:style-name="ta4">
        <office:forms form:automatic-focus="false" form:apply-design-mode="false"/>
        <table:table-column table:style-name="co14" table:default-cell-style-name="ce53"/>
        <table:table-column table:style-name="co14" table:number-columns-repeated="2" table:default-cell-style-name="ce76"/>
        <table:table-column table:style-name="co14" table:default-cell-style-name="ce53"/>
        <table:table-column table:style-name="co14" table:number-columns-repeated="2" table:default-cell-style-name="ce76"/>
        <table:table-column table:style-name="co14" table:default-cell-style-name="ce53"/>
        <table:table-column table:style-name="co14" table:default-cell-style-name="ce76"/>
        <table:table-column table:style-name="co1" table:number-columns-repeated="1016" table:default-cell-style-name="ce53"/>
        <table:table-row table:style-name="ro6">
          <table:table-cell table:style-name="ce62" office:value-type="string" calcext:value-type="string">
            <text:p>資産</text:p>
          </table:table-cell>
          <table:table-cell table:style-name="ce74" office:value-type="string" calcext:value-type="string">
            <text:p>期首</text:p>
          </table:table-cell>
          <table:table-cell table:style-name="ce74" office:value-type="string" calcext:value-type="string">
            <text:p>期末</text:p>
          </table:table-cell>
          <table:table-cell table:style-name="ce62" office:value-type="string" calcext:value-type="string">
            <text:p>負債・資本</text:p>
          </table:table-cell>
          <table:table-cell table:style-name="ce74" office:value-type="string" calcext:value-type="string">
            <text:p>期首</text:p>
          </table:table-cell>
          <table:table-cell table:style-name="ce74" office:value-type="string" calcext:value-type="string">
            <text:p>期末</text:p>
          </table:table-cell>
          <table:table-cell table:style-name="ce62" office:value-type="string" calcext:value-type="string">
            <text:p>合計種別</text:p>
          </table:table-cell>
          <table:table-cell table:style-name="ce74" office:value-type="string" calcext:value-type="string">
            <text:p>合計値</text:p>
          </table:table-cell>
          <table:table-cell table:number-columns-repeated="1016"/>
        </table:table-row>
        <table:table-row table:style-name="ro6">
          <table:table-cell table:style-name="ce63" office:value-type="string" calcext:value-type="string">
            <text:p>預金</text:p>
          </table:table-cell>
          <table:table-cell table:number-columns-repeated="2" table:style-name="ce75" office:value-type="float" office:value="0" calcext:value-type="float">
            <text:p>¥0</text:p>
          </table:table-cell>
          <table:table-cell table:style-name="ce63" office:value-type="string" calcext:value-type="string">
            <text:p>元入金</text:p>
          </table:table-cell>
          <table:table-cell table:style-name="ce75" table:formula="of:=SUM([.B2:.B8])" office:value-type="float" office:value="0" calcext:value-type="float">
            <text:p>¥0</text:p>
          </table:table-cell>
          <table:table-cell table:style-name="ce75" table:formula="of:=[.E2]" office:value-type="float" office:value="0" calcext:value-type="float">
            <text:p>¥0</text:p>
          </table:table-cell>
          <table:table-cell table:style-name="ce63" office:value-type="string" calcext:value-type="string">
            <text:p>資産 - 期首</text:p>
          </table:table-cell>
          <table:table-cell table:style-name="ce75" table:formula="of:=SUM([.B2:.B8])" office:value-type="float" office:value="0" calcext:value-type="float">
            <text:p>¥0</text:p>
          </table:table-cell>
          <table:table-cell table:number-columns-repeated="1016"/>
        </table:table-row>
        <table:table-row table:style-name="ro2">
          <table:table-cell table:style-name="ce63" office:value-type="string" calcext:value-type="string">
            <text:p>現金</text:p>
          </table:table-cell>
          <table:table-cell table:number-columns-repeated="2" table:style-name="ce75" office:value-type="float" office:value="0" calcext:value-type="float">
            <text:p>¥0</text:p>
          </table:table-cell>
          <table:table-cell table:style-name="ce63" office:value-type="string" calcext:value-type="string">
            <text:p>利益 / 損益</text:p>
          </table:table-cell>
          <table:table-cell table:style-name="ce75"/>
          <table:table-cell table:style-name="ce75" table:formula="of:=SUM([.C2:.C8])-SUM([.B2:.B8])" office:value-type="float" office:value="0" calcext:value-type="float">
            <text:p>¥0</text:p>
          </table:table-cell>
          <table:table-cell table:style-name="ce63" office:value-type="string" calcext:value-type="string">
            <text:p>資産 - 期末</text:p>
          </table:table-cell>
          <table:table-cell table:style-name="ce75" table:formula="of:=SUM([.C2:.C8])" office:value-type="float" office:value="0" calcext:value-type="float">
            <text:p>¥0</text:p>
          </table:table-cell>
          <table:table-cell table:number-columns-repeated="1016"/>
        </table:table-row>
        <table:table-row table:style-name="ro2">
          <table:table-cell table:style-name="ce63" office:value-type="string" calcext:value-type="string">
            <text:p>機材</text:p>
          </table:table-cell>
          <table:table-cell table:number-columns-repeated="2" table:style-name="ce75" office:value-type="float" office:value="0" calcext:value-type="float">
            <text:p>¥0</text:p>
          </table:table-cell>
          <table:table-cell table:style-name="ce66"/>
          <table:table-cell table:style-name="ce75" table:number-columns-repeated="2"/>
          <table:table-cell table:style-name="ce63" office:value-type="string" calcext:value-type="string">
            <text:p>負債 - 期首</text:p>
          </table:table-cell>
          <table:table-cell table:style-name="ce75" table:formula="of:=SUM([.E2:.E8])" office:value-type="float" office:value="0" calcext:value-type="float">
            <text:p>¥0</text:p>
          </table:table-cell>
          <table:table-cell table:number-columns-repeated="1016"/>
        </table:table-row>
        <table:table-row table:style-name="ro2">
          <table:table-cell table:style-name="ce63" office:value-type="string" calcext:value-type="string">
            <text:p>仮想通貨</text:p>
          </table:table-cell>
          <table:table-cell table:style-name="ce75" office:value-type="float" office:value="0" calcext:value-type="float">
            <text:p>¥0</text:p>
          </table:table-cell>
          <table:table-cell table:style-name="ce75" table:formula="of:=[.B5]-SUMIF([$合計.A2:.A23];[.A5];[$合計.B2:.B23])+SUMIF([$合計.C2:.C23];[.A5];[$合計.D2:.D23])" office:value-type="float" office:value="0" calcext:value-type="float">
            <text:p>¥0</text:p>
          </table:table-cell>
          <table:table-cell table:style-name="ce69"/>
          <table:table-cell table:style-name="ce75" table:number-columns-repeated="2"/>
          <table:table-cell table:style-name="ce63" office:value-type="string" calcext:value-type="string">
            <text:p>負債 - 期末</text:p>
          </table:table-cell>
          <table:table-cell table:style-name="ce75" table:formula="of:=SUM([.F2:.F8])" office:value-type="float" office:value="0" calcext:value-type="float">
            <text:p>¥0</text:p>
          </table:table-cell>
          <table:table-cell table:number-columns-repeated="1016"/>
        </table:table-row>
        <table:table-row table:style-name="ro2">
          <table:table-cell table:style-name="ce63" office:value-type="string" calcext:value-type="string">
            <text:p>未払金</text:p>
          </table:table-cell>
          <table:table-cell table:style-name="ce75" office:value-type="float" office:value="0" calcext:value-type="float">
            <text:p>¥0</text:p>
          </table:table-cell>
          <table:table-cell table:style-name="ce75" table:formula="of:=[.B6]-SUMIF([$合計.A2:.A23];[.A6];[$合計.B2:.B23])+SUMIF([$合計.C2:.C23];[.A6];[$合計.D2:.D23])" office:value-type="float" office:value="0" calcext:value-type="float">
            <text:p>¥0</text:p>
          </table:table-cell>
          <table:table-cell table:style-name="ce69"/>
          <table:table-cell table:style-name="ce75" table:number-columns-repeated="2"/>
          <table:table-cell table:style-name="ce66"/>
          <table:table-cell table:style-name="ce75"/>
          <table:table-cell table:number-columns-repeated="1016"/>
        </table:table-row>
        <table:table-row table:style-name="ro8">
          <table:table-cell table:style-name="ce63" office:value-type="string" calcext:value-type="string">
            <text:p>ポイント・プリペイド等</text:p>
          </table:table-cell>
          <table:table-cell table:style-name="ce75" office:value-type="float" office:value="0" calcext:value-type="float">
            <text:p>¥0</text:p>
          </table:table-cell>
          <table:table-cell table:style-name="ce75" table:formula="of:=[.B7]-SUMIF([$合計.A2:.A23];[.A7];[$合計.B2:.B23])+SUMIF([$合計.C2:.C23];[.A7];[$合計.D2:.D23])" office:value-type="float" office:value="0" calcext:value-type="float">
            <text:p>¥0</text:p>
          </table:table-cell>
          <table:table-cell table:style-name="ce69"/>
          <table:table-cell table:style-name="ce75" table:number-columns-repeated="2"/>
          <table:table-cell table:style-name="ce66"/>
          <table:table-cell table:style-name="ce75"/>
          <table:table-cell table:number-columns-repeated="1016"/>
        </table:table-row>
        <table:table-row table:style-name="ro2">
          <table:table-cell table:style-name="ce63" office:value-type="string" calcext:value-type="string">
            <text:p>事業主借</text:p>
          </table:table-cell>
          <table:table-cell table:style-name="ce75" office:value-type="float" office:value="0" calcext:value-type="float">
            <text:p>¥0</text:p>
          </table:table-cell>
          <table:table-cell table:style-name="ce75" table:formula="of:=[.B8]-SUMIF([$合計.A2:.A23];[.A8];[$合計.B2:.B23])+SUMIF([$合計.C2:.C23];[.A8];[$合計.D2:.D23])" office:value-type="float" office:value="0" calcext:value-type="float">
            <text:p>¥0</text:p>
          </table:table-cell>
          <table:table-cell table:style-name="ce69"/>
          <table:table-cell table:style-name="ce75" table:number-columns-repeated="2"/>
          <table:table-cell table:style-name="ce66"/>
          <table:table-cell table:style-name="ce75"/>
          <table:table-cell table:number-columns-repeated="1016"/>
        </table:table-row>
        <table:table-row table:style-name="ro3" table:number-rows-repeated="104856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月ごと売上" table:style-name="ta5">
        <office:forms form:automatic-focus="false" form:apply-design-mode="false"/>
        <table:table-column table:style-name="co15" table:default-cell-style-name="ce53"/>
        <table:table-column table:style-name="co16" table:default-cell-style-name="ce53"/>
        <table:table-column table:style-name="co1" table:number-columns-repeated="1022" table:default-cell-style-name="ce53"/>
        <table:table-row table:style-name="ro6">
          <table:table-cell table:style-name="ce62" office:value-type="string" calcext:value-type="string">
            <text:p>月</text:p>
          </table:table-cell>
          <table:table-cell table:style-name="ce62" office:value-type="string" calcext:value-type="string">
            <text:p>売上</text:p>
          </table:table-cell>
          <table:table-cell table:number-columns-repeated="1022"/>
        </table:table-row>
        <table:table-row table:style-name="ro6">
          <table:table-cell table:style-name="ce77" office:value-type="float" office:value="1" calcext:value-type="float">
            <text:p>1</text:p>
          </table:table-cell>
          <table:table-cell table:style-name="ce69" table:formula="of:=SUMIFS([$総勘定元帳.$B$2:.$B$999850];[$総勘定元帳.$C$2:.$C$999850];&quot;売上&quot;;[$総勘定元帳.$J$2:.$J$999850];[.A2])" office:value-type="currency" office:currency="¥" office:value="0" calcext:value-type="currency">
            <text:p>¥0</text:p>
          </table:table-cell>
          <table:table-cell table:number-columns-repeated="1022"/>
        </table:table-row>
        <table:table-row table:style-name="ro2">
          <table:table-cell table:style-name="ce77" office:value-type="float" office:value="2" calcext:value-type="float">
            <text:p>2</text:p>
          </table:table-cell>
          <table:table-cell table:style-name="ce69" table:formula="of:=SUMIFS([$総勘定元帳.$B$2:.$B$999850];[$総勘定元帳.$C$2:.$C$999850];&quot;売上&quot;;[$総勘定元帳.$J$2:.$J$999850];[.A3])" office:value-type="currency" office:currency="¥" office:value="0" calcext:value-type="currency">
            <text:p>¥0</text:p>
          </table:table-cell>
          <table:table-cell table:number-columns-repeated="1022"/>
        </table:table-row>
        <table:table-row table:style-name="ro2">
          <table:table-cell table:style-name="ce77" office:value-type="float" office:value="3" calcext:value-type="float">
            <text:p>3</text:p>
          </table:table-cell>
          <table:table-cell table:style-name="ce69" table:formula="of:=SUMIFS([$総勘定元帳.$B$2:.$B$999850];[$総勘定元帳.$C$2:.$C$999850];&quot;売上&quot;;[$総勘定元帳.$J$2:.$J$999850];[.A4])" office:value-type="currency" office:currency="¥" office:value="0" calcext:value-type="currency">
            <text:p>¥0</text:p>
          </table:table-cell>
          <table:table-cell table:number-columns-repeated="1022"/>
        </table:table-row>
        <table:table-row table:style-name="ro2">
          <table:table-cell table:style-name="ce77" office:value-type="float" office:value="4" calcext:value-type="float">
            <text:p>4</text:p>
          </table:table-cell>
          <table:table-cell table:style-name="ce69" table:formula="of:=SUMIFS([$総勘定元帳.$B$2:.$B$999850];[$総勘定元帳.$C$2:.$C$999850];&quot;売上&quot;;[$総勘定元帳.$J$2:.$J$999850];[.A5])" office:value-type="currency" office:currency="¥" office:value="0" calcext:value-type="currency">
            <text:p>¥0</text:p>
          </table:table-cell>
          <table:table-cell table:number-columns-repeated="1022"/>
        </table:table-row>
        <table:table-row table:style-name="ro2">
          <table:table-cell table:style-name="ce77" office:value-type="float" office:value="5" calcext:value-type="float">
            <text:p>5</text:p>
          </table:table-cell>
          <table:table-cell table:style-name="ce69" table:formula="of:=SUMIFS([$総勘定元帳.$B$2:.$B$999850];[$総勘定元帳.$C$2:.$C$999850];&quot;売上&quot;;[$総勘定元帳.$J$2:.$J$999850];[.A6])" office:value-type="currency" office:currency="¥" office:value="0" calcext:value-type="currency">
            <text:p>¥0</text:p>
          </table:table-cell>
          <table:table-cell table:number-columns-repeated="1022"/>
        </table:table-row>
        <table:table-row table:style-name="ro2">
          <table:table-cell table:style-name="ce77" office:value-type="float" office:value="6" calcext:value-type="float">
            <text:p>6</text:p>
          </table:table-cell>
          <table:table-cell table:style-name="ce69" table:formula="of:=SUMIFS([$総勘定元帳.$B$2:.$B$999850];[$総勘定元帳.$C$2:.$C$999850];&quot;売上&quot;;[$総勘定元帳.$J$2:.$J$999850];[.A7])" office:value-type="currency" office:currency="¥" office:value="0" calcext:value-type="currency">
            <text:p>¥0</text:p>
          </table:table-cell>
          <table:table-cell table:number-columns-repeated="1022"/>
        </table:table-row>
        <table:table-row table:style-name="ro2">
          <table:table-cell table:style-name="ce77" office:value-type="float" office:value="7" calcext:value-type="float">
            <text:p>7</text:p>
          </table:table-cell>
          <table:table-cell table:style-name="ce69" table:formula="of:=SUMIFS([$総勘定元帳.$B$2:.$B$999850];[$総勘定元帳.$C$2:.$C$999850];&quot;売上&quot;;[$総勘定元帳.$J$2:.$J$999850];[.A8])" office:value-type="currency" office:currency="¥" office:value="0" calcext:value-type="currency">
            <text:p>¥0</text:p>
          </table:table-cell>
          <table:table-cell table:number-columns-repeated="1022"/>
        </table:table-row>
        <table:table-row table:style-name="ro2">
          <table:table-cell table:style-name="ce77" office:value-type="float" office:value="8" calcext:value-type="float">
            <text:p>8</text:p>
          </table:table-cell>
          <table:table-cell table:style-name="ce69" table:formula="of:=SUMIFS([$総勘定元帳.$B$2:.$B$999850];[$総勘定元帳.$C$2:.$C$999850];&quot;売上&quot;;[$総勘定元帳.$J$2:.$J$999850];[.A9])" office:value-type="currency" office:currency="¥" office:value="0" calcext:value-type="currency">
            <text:p>¥0</text:p>
          </table:table-cell>
          <table:table-cell table:number-columns-repeated="1022"/>
        </table:table-row>
        <table:table-row table:style-name="ro2">
          <table:table-cell table:style-name="ce77" office:value-type="float" office:value="9" calcext:value-type="float">
            <text:p>9</text:p>
          </table:table-cell>
          <table:table-cell table:style-name="ce69" table:formula="of:=SUMIFS([$総勘定元帳.$B$2:.$B$999850];[$総勘定元帳.$C$2:.$C$999850];&quot;売上&quot;;[$総勘定元帳.$J$2:.$J$999850];[.A10])" office:value-type="currency" office:currency="¥" office:value="0" calcext:value-type="currency">
            <text:p>¥0</text:p>
          </table:table-cell>
          <table:table-cell table:number-columns-repeated="1022"/>
        </table:table-row>
        <table:table-row table:style-name="ro2">
          <table:table-cell table:style-name="ce77" office:value-type="float" office:value="10" calcext:value-type="float">
            <text:p>10</text:p>
          </table:table-cell>
          <table:table-cell table:style-name="ce69" table:formula="of:=SUMIFS([$総勘定元帳.$B$2:.$B$999850];[$総勘定元帳.$C$2:.$C$999850];&quot;売上&quot;;[$総勘定元帳.$J$2:.$J$999850];[.A11])" office:value-type="currency" office:currency="¥" office:value="0" calcext:value-type="currency">
            <text:p>¥0</text:p>
          </table:table-cell>
          <table:table-cell table:number-columns-repeated="1022"/>
        </table:table-row>
        <table:table-row table:style-name="ro2">
          <table:table-cell table:style-name="ce77" office:value-type="float" office:value="11" calcext:value-type="float">
            <text:p>11</text:p>
          </table:table-cell>
          <table:table-cell table:style-name="ce69" table:formula="of:=SUMIFS([$総勘定元帳.$B$2:.$B$999850];[$総勘定元帳.$C$2:.$C$999850];&quot;売上&quot;;[$総勘定元帳.$J$2:.$J$999850];[.A12])" office:value-type="currency" office:currency="¥" office:value="0" calcext:value-type="currency">
            <text:p>¥0</text:p>
          </table:table-cell>
          <table:table-cell table:number-columns-repeated="1022"/>
        </table:table-row>
        <table:table-row table:style-name="ro2">
          <table:table-cell table:style-name="ce77" office:value-type="float" office:value="12" calcext:value-type="float">
            <text:p>12</text:p>
          </table:table-cell>
          <table:table-cell table:style-name="ce69" table:formula="of:=SUMIFS([$総勘定元帳.$B$2:.$B$999850];[$総勘定元帳.$C$2:.$C$999850];&quot;売上&quot;;[$総勘定元帳.$J$2:.$J$999850];[.A13])" office:value-type="currency" office:currency="¥" office:value="0" calcext:value-type="currency">
            <text:p>¥0</text:p>
          </table:table-cell>
          <table:table-cell table:number-columns-repeated="1022"/>
        </table:table-row>
        <table:table-row table:style-name="ro3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月ごと費用" table:style-name="ta6">
        <office:forms form:automatic-focus="false" form:apply-design-mode="false"/>
        <table:table-column table:style-name="co15" table:default-cell-style-name="ce53"/>
        <table:table-column table:style-name="co17" table:default-cell-style-name="ce53"/>
        <table:table-column table:style-name="co1" table:number-columns-repeated="1022" table:default-cell-style-name="ce53"/>
        <table:table-row table:style-name="ro6">
          <table:table-cell table:style-name="ce62" office:value-type="string" calcext:value-type="string">
            <text:p>月</text:p>
          </table:table-cell>
          <table:table-cell table:style-name="ce62" office:value-type="string" calcext:value-type="string">
            <text:p>費用</text:p>
          </table:table-cell>
          <table:table-cell table:number-columns-repeated="1022"/>
        </table:table-row>
        <table:table-row table:style-name="ro6">
          <table:table-cell table:style-name="ce77" office:value-type="float" office:value="1" calcext:value-type="float">
            <text:p>1</text:p>
          </table:table-cell>
          <table:table-cell table:style-name="ce69" table:formula="of:=SUMIFS([$総勘定元帳.$D$2:.$D$999850];[$総勘定元帳.$E$2:.$E$999850];&quot;*費&quot;;[$総勘定元帳.$J$2:.$J$999850];[.A2])" office:value-type="currency" office:currency="¥" office:value="0" calcext:value-type="currency">
            <text:p>¥0</text:p>
          </table:table-cell>
          <table:table-cell table:number-columns-repeated="1022"/>
        </table:table-row>
        <table:table-row table:style-name="ro2">
          <table:table-cell table:style-name="ce77" office:value-type="float" office:value="2" calcext:value-type="float">
            <text:p>2</text:p>
          </table:table-cell>
          <table:table-cell table:style-name="ce69" table:formula="of:=SUMIFS([$総勘定元帳.$D$2:.$D$999850];[$総勘定元帳.$E$2:.$E$999850];&quot;*費&quot;;[$総勘定元帳.$J$2:.$J$999850];[.A3])" office:value-type="currency" office:currency="¥" office:value="0" calcext:value-type="currency">
            <text:p>¥0</text:p>
          </table:table-cell>
          <table:table-cell table:number-columns-repeated="1022"/>
        </table:table-row>
        <table:table-row table:style-name="ro2">
          <table:table-cell table:style-name="ce77" office:value-type="float" office:value="3" calcext:value-type="float">
            <text:p>3</text:p>
          </table:table-cell>
          <table:table-cell table:style-name="ce69" table:formula="of:=SUMIFS([$総勘定元帳.$D$2:.$D$999850];[$総勘定元帳.$E$2:.$E$999850];&quot;*費&quot;;[$総勘定元帳.$J$2:.$J$999850];[.A4])" office:value-type="currency" office:currency="¥" office:value="0" calcext:value-type="currency">
            <text:p>¥0</text:p>
          </table:table-cell>
          <table:table-cell table:number-columns-repeated="1022"/>
        </table:table-row>
        <table:table-row table:style-name="ro2">
          <table:table-cell table:style-name="ce77" office:value-type="float" office:value="4" calcext:value-type="float">
            <text:p>4</text:p>
          </table:table-cell>
          <table:table-cell table:style-name="ce69" table:formula="of:=SUMIFS([$総勘定元帳.$D$2:.$D$999850];[$総勘定元帳.$E$2:.$E$999850];&quot;*費&quot;;[$総勘定元帳.$J$2:.$J$999850];[.A5])" office:value-type="currency" office:currency="¥" office:value="0" calcext:value-type="currency">
            <text:p>¥0</text:p>
          </table:table-cell>
          <table:table-cell table:number-columns-repeated="1022"/>
        </table:table-row>
        <table:table-row table:style-name="ro2">
          <table:table-cell table:style-name="ce77" office:value-type="float" office:value="5" calcext:value-type="float">
            <text:p>5</text:p>
          </table:table-cell>
          <table:table-cell table:style-name="ce69" table:formula="of:=SUMIFS([$総勘定元帳.$D$2:.$D$999850];[$総勘定元帳.$E$2:.$E$999850];&quot;*費&quot;;[$総勘定元帳.$J$2:.$J$999850];[.A6])" office:value-type="currency" office:currency="¥" office:value="0" calcext:value-type="currency">
            <text:p>¥0</text:p>
          </table:table-cell>
          <table:table-cell table:number-columns-repeated="1022"/>
        </table:table-row>
        <table:table-row table:style-name="ro2">
          <table:table-cell table:style-name="ce77" office:value-type="float" office:value="6" calcext:value-type="float">
            <text:p>6</text:p>
          </table:table-cell>
          <table:table-cell table:style-name="ce69" table:formula="of:=SUMIFS([$総勘定元帳.$D$2:.$D$999850];[$総勘定元帳.$E$2:.$E$999850];&quot;*費&quot;;[$総勘定元帳.$J$2:.$J$999850];[.A7])" office:value-type="currency" office:currency="¥" office:value="0" calcext:value-type="currency">
            <text:p>¥0</text:p>
          </table:table-cell>
          <table:table-cell table:number-columns-repeated="1022"/>
        </table:table-row>
        <table:table-row table:style-name="ro2">
          <table:table-cell table:style-name="ce77" office:value-type="float" office:value="7" calcext:value-type="float">
            <text:p>7</text:p>
          </table:table-cell>
          <table:table-cell table:style-name="ce69" table:formula="of:=SUMIFS([$総勘定元帳.$D$2:.$D$999850];[$総勘定元帳.$E$2:.$E$999850];&quot;*費&quot;;[$総勘定元帳.$J$2:.$J$999850];[.A8])" office:value-type="currency" office:currency="¥" office:value="0" calcext:value-type="currency">
            <text:p>¥0</text:p>
          </table:table-cell>
          <table:table-cell table:number-columns-repeated="1022"/>
        </table:table-row>
        <table:table-row table:style-name="ro2">
          <table:table-cell table:style-name="ce77" office:value-type="float" office:value="8" calcext:value-type="float">
            <text:p>8</text:p>
          </table:table-cell>
          <table:table-cell table:style-name="ce69" table:formula="of:=SUMIFS([$総勘定元帳.$D$2:.$D$999850];[$総勘定元帳.$E$2:.$E$999850];&quot;*費&quot;;[$総勘定元帳.$J$2:.$J$999850];[.A9])" office:value-type="currency" office:currency="¥" office:value="0" calcext:value-type="currency">
            <text:p>¥0</text:p>
          </table:table-cell>
          <table:table-cell table:number-columns-repeated="1022"/>
        </table:table-row>
        <table:table-row table:style-name="ro2">
          <table:table-cell table:style-name="ce77" office:value-type="float" office:value="9" calcext:value-type="float">
            <text:p>9</text:p>
          </table:table-cell>
          <table:table-cell table:style-name="ce69" table:formula="of:=SUMIFS([$総勘定元帳.$D$2:.$D$999850];[$総勘定元帳.$E$2:.$E$999850];&quot;*費&quot;;[$総勘定元帳.$J$2:.$J$999850];[.A10])" office:value-type="currency" office:currency="¥" office:value="0" calcext:value-type="currency">
            <text:p>¥0</text:p>
          </table:table-cell>
          <table:table-cell table:number-columns-repeated="1022"/>
        </table:table-row>
        <table:table-row table:style-name="ro2">
          <table:table-cell table:style-name="ce77" office:value-type="float" office:value="10" calcext:value-type="float">
            <text:p>10</text:p>
          </table:table-cell>
          <table:table-cell table:style-name="ce69" table:formula="of:=SUMIFS([$総勘定元帳.$D$2:.$D$999850];[$総勘定元帳.$E$2:.$E$999850];&quot;*費&quot;;[$総勘定元帳.$J$2:.$J$999850];[.A11])" office:value-type="currency" office:currency="¥" office:value="0" calcext:value-type="currency">
            <text:p>¥0</text:p>
          </table:table-cell>
          <table:table-cell table:number-columns-repeated="1022"/>
        </table:table-row>
        <table:table-row table:style-name="ro2">
          <table:table-cell table:style-name="ce77" office:value-type="float" office:value="11" calcext:value-type="float">
            <text:p>11</text:p>
          </table:table-cell>
          <table:table-cell table:style-name="ce69" table:formula="of:=SUMIFS([$総勘定元帳.$D$2:.$D$999850];[$総勘定元帳.$E$2:.$E$999850];&quot;*費&quot;;[$総勘定元帳.$J$2:.$J$999850];[.A12])" office:value-type="currency" office:currency="¥" office:value="0" calcext:value-type="currency">
            <text:p>¥0</text:p>
          </table:table-cell>
          <table:table-cell table:number-columns-repeated="1022"/>
        </table:table-row>
        <table:table-row table:style-name="ro2">
          <table:table-cell table:style-name="ce77" office:value-type="float" office:value="12" calcext:value-type="float">
            <text:p>12</text:p>
          </table:table-cell>
          <table:table-cell table:style-name="ce69" table:formula="of:=SUMIFS([$総勘定元帳.$D$2:.$D$999850];[$総勘定元帳.$E$2:.$E$999850];&quot;*費&quot;;[$総勘定元帳.$J$2:.$J$999850];[.A13])" office:value-type="currency" office:currency="¥" office:value="0" calcext:value-type="currency">
            <text:p>¥0</text:p>
          </table:table-cell>
          <table:table-cell table:number-columns-repeated="1022"/>
        </table:table-row>
        <table:table-row table:style-name="ro3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1" table:target-range-address="総勘定元帳.A1:総勘定元帳.R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onymous Pro" svg:font-family="'Anonymous Pro'" style:font-adornments="Regular" style:font-pitch="fixed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onaco" svg:font-family="Monaco" style:font-adornments="Regular" style:font-family-generic="modern" style:font-pitch="variable"/>
    <style:font-face style:name="Source Han Sans SC" svg:font-family="'Source Han Sans SC'" style:font-family-generic="system" style:font-pitch="variable"/>
    <style:font-face style:name="ヒラギノ角ゴ ProN W3" svg:font-family="'ヒラギノ角ゴ ProN W3'"/>
    <style:font-face style:name="ヒラギノ角ゴ ProN W31" svg:font-family="'ヒラギノ角ゴ ProN W3'" style:font-pitch="variable"/>
    <style:font-face style:name="ヒラギノ角ゴ ProN W6" svg:font-family="'ヒラギノ角ゴ ProN W6'"/>
    <style:font-face style:name="游ゴシック体" svg:font-family="游ゴシック体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游ゴシック体" style:font-size-asian="10pt" style:language-asian="ja" style:country-asian="JP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Arial" style:font-family-generic-asian="system" style:font-pitch-asian="variable" style:font-size-asian="12pt" style:language-asian="ja" style:country-asian="JP" style:font-family-complex="Verdan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ヒラギノ角ゴ ProN W3" fo:font-family="'ヒラギノ角ゴ ProN W3'" fo:font-size="10pt" style:font-name-asian="ヒラギノ角ゴ ProN W3" style:font-family-asian="'ヒラギノ角ゴ ProN W3'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29">
      <number:year number:style="long"/>
      <number:text>/</number:text>
      <number:month/>
      <number:text>/</number:text>
      <number:day/>
    </number:date-style>
    <number:currency-style style:name="N130">
      <number:currency-symbol number:language="ja" number:country="JP">¥</number:currency-symbol>
      <number:number number:decimal-places="0" number:min-decimal-places="0" number:min-integer-digits="1" number:grouping="true"/>
    </number:currency-style>
    <number:currency-style style:name="N131">
      <number:currency-symbol number:language="ja" number:country="JP">¥</number:currency-symbol>
      <number:number number:decimal-places="0" number:min-decimal-places="0" number:min-integer-digits="1"/>
    </number:currency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3">
      <number:minutes number:style="long"/>
      <number:text>:</number:text>
      <number:seconds number:style="long" number:decimal-places="1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/>
    </number:time-style>
    <number:number-style style:name="N139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-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7P1" style:volatile="true">
      <number:text>-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7P2" style:volatile="true">
      <number:text> ¥</number:text>
      <number:fill-character> </number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number number:decimal-places="2" number:min-decimal-places="2" number:min-integer-digits="1" number:grouping="true"/>
    </number:number-style>
    <number:number-style style:name="N15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number:min-decimal-places="2" number:min-integer-digits="1" number:grouping="true"/>
    </number:number-style>
    <number:number-style style:name="N153">
      <number:text>-</number:text>
      <number:number number:decimal-places="2" number:min-decimal-places="2" number:min-integer-digits="1" number:grouping="true"/>
      <style:map style:condition="value()&gt;=0" style:apply-style-name="N153P0"/>
    </number:number-style>
    <number:number-style style:name="N154P0" style:volatile="true">
      <number:number number:decimal-places="0" number:min-decimal-places="0" number:min-integer-digits="1" number:grouping="true"/>
    </number:number-style>
    <number:number-style style:name="N15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4P0"/>
    </number:number-style>
    <number:number-style style:name="N155P0" style:volatile="true">
      <number:number number:decimal-places="0" number:min-decimal-places="0" number:min-integer-digits="1" number:grouping="true"/>
    </number:number-style>
    <number:number-style style:name="N155">
      <number:text>-</number:text>
      <number:number number:decimal-places="0" number:min-decimal-places="0" number:min-integer-digits="1" number:grouping="true"/>
      <style:map style:condition="value()&gt;=0" style:apply-style-name="N155P0"/>
    </number:number-style>
    <number:date-style style:name="N156">
      <number:month number:style="long"/>
      <number:text>月</number:text>
      <number:day number:style="long"/>
      <number:text>日</number:text>
    </number:date-style>
    <number:date-style style:name="N157">
      <number:year number:style="long"/>
      <number:text>年</number:text>
      <number:month number:style="long"/>
      <number:text>月</number:text>
    </number:date-style>
    <number:date-style style:name="N158">
      <number:year number:style="long"/>
      <number:text>年</number:text>
      <number:month number:style="long"/>
      <number:text>月</number:text>
      <number:day number:style="long"/>
      <number:text>日</number:text>
    </number:date-style>
    <number:number-style style:name="N16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61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1P0"/>
    </number:number-style>
    <number:number-style style:name="N16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6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64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4P0"/>
    </number:number-style>
    <number:date-style style:name="N165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time-style style:name="N166">
      <number:hours/>
      <number:text>:</number:text>
      <number:minutes number:style="long"/>
      <number:text>:</number:text>
      <number:seconds number:style="long"/>
    </number:time-style>
    <number:time-style style:name="N16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8">
      <number:hours/>
      <number:text>:</number:text>
      <number:minutes number:style="long"/>
      <number:text> </number:text>
      <number:am-pm/>
    </number:time-style>
    <number:date-style style:name="N169">
      <number:month number:textual="true"/>
      <number:text>-</number:text>
      <number:year/>
    </number:date-style>
    <number:date-style style:name="N170">
      <number:day number:style="long"/>
      <number:text>-</number:text>
      <number:month number:textual="true"/>
    </number:date-style>
    <number:date-style style:name="N171">
      <number:day number:style="long"/>
      <number:text>-</number:text>
      <number:month number:textual="true"/>
      <number:text>-</number:text>
      <number:year/>
    </number:date-style>
    <number:number-style style:name="N173P0" style:volatile="true">
      <number:text>¥</number:text>
      <number:number number:decimal-places="2" number:min-decimal-places="2" number:min-integer-digits="1" number:grouping="true"/>
    </number:number-style>
    <number:number-style style:name="N173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73P0"/>
    </number:number-style>
    <number:number-style style:name="N174P0" style:volatile="true">
      <number:text>¥</number:text>
      <number:number number:decimal-places="2" number:min-decimal-places="2" number:min-integer-digits="1" number:grouping="true"/>
    </number:number-style>
    <number:number-style style:name="N174">
      <number:text>-¥</number:text>
      <number:number number:decimal-places="2" number:min-decimal-places="2" number:min-integer-digits="1" number:grouping="true"/>
      <style:map style:condition="value()&gt;=0" style:apply-style-name="N174P0"/>
    </number:number-style>
    <number:number-style style:name="N176P0" style:volatile="true">
      <number:text>¥</number:text>
      <number:number number:decimal-places="0" number:min-decimal-places="0" number:min-integer-digits="1" number:grouping="true"/>
    </number:number-style>
    <number:number-style style:name="N176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76P0"/>
    </number:number-style>
    <number:number-style style:name="N177P0" style:volatile="true">
      <number:text>¥</number:text>
      <number:number number:decimal-places="0" number:min-decimal-places="0" number:min-integer-digits="1" number:grouping="true"/>
    </number:number-style>
    <number:number-style style:name="N177">
      <number:text>-¥</number:text>
      <number:number number:decimal-places="0" number:min-decimal-places="0" number:min-integer-digits="1" number:grouping="true"/>
      <style:map style:condition="value()&gt;=0" style:apply-style-name="N177P0"/>
    </number:number-style>
    <number:date-style style:name="N178">
      <number:year number:style="long"/>
      <number:text>/</number:text>
      <number:month number:style="long"/>
      <number:text>/</number:text>
      <number:day number:style="long"/>
    </number:date-style>
    <number:date-style style:name="N10112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>
      <style:table-cell-properties fo:wrap-option="wrap" style:rotation-align="none" style:vertical-align="top"/>
      <style:text-properties style:font-name="ヒラギノ角ゴ ProN W3" fo:font-family="'ヒラギノ角ゴ ProN W3'" style:font-name-asian="ヒラギノ角ゴ ProN W3" style:font-family-asian="'ヒラギノ角ゴ ProN W3'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000000"/>
      <style:text-properties fo:color="#000000"/>
    </style:style>
    <style:style style:name="ConditionalStyle_5f_2" style:display-name="ConditionalStyle_2" style:family="table-cell" style:parent-style-name="Default">
      <style:table-cell-properties fo:background-color="#000000"/>
      <style:text-properties fo:color="#000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0.25in" fo:margin-left="1in" fo:margin-right="1in" style:print-page-order="ttb" style:first-page-number="continue" style:scale-to-X="1" style:scale-to-Y="1" style:writing-mode="lr-tb" style:print="charts drawings objects zero-values"/>
      <style:header-style>
        <style:header-footer-properties fo:min-height="0.2in" fo:margin-left="0in" fo:margin-right="0in" fo:margin-bottom="0in"/>
      </style:header-style>
      <style:footer-style>
        <style:header-footer-properties fo:min-height="0.75in" fo:margin-left="0in" fo:margin-right="0in" fo:margin-top="0.5835in"/>
      </style:footer-style>
    </style:page-layout>
    <style:page-layout style:name="Mpm4">
      <style:page-layout-properties fo:page-width="8.5in" fo:page-height="11in" style:num-format="1" style:print-orientation="portrait" fo:margin-top="1in" fo:margin-bottom="0.25in" fo:margin-left="1in" fo:margin-right="1in" style:print-page-order="ttb" style:first-page-number="continue" style:scale-to-X="1" style:writing-mode="lr-tb" style:print="charts drawings objects zero-values"/>
      <style:header-style>
        <style:header-footer-properties fo:min-height="0.2in" fo:margin-left="0in" fo:margin-right="0in" fo:margin-bottom="0in"/>
      </style:header-style>
      <style:footer-style>
        <style:header-footer-properties fo:min-height="0.75in" fo:margin-left="0in" fo:margin-right="0in" fo:margin-top="0.5799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ヒラギノ角ゴ ProN W31" fo:font-size="12pt" fo:font-style="normal" fo:text-shadow="none" style:text-underline-style="none" fo:font-weight="normal" style:font-name-asian="ヒラギノ角ゴ ProN W31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1">00/00/0000</text:date>, <text:time style:data-style-name="N2" text:time-value="19:13:21.07681172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年度" style:display-name="PageStyle_年度" style:page-layout-name="Mpm3">
      <style:header>
        <text:p><text:sheet-name>???</text:sheet-name></text:p>
      </style:header>
      <style:header-left style:display="false"/>
      <style:header-first style:display="false"/>
      <style:footer>
        <text:p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月ごと費用" style:display-name="PageStyle_月ごと費用" style:page-layout-name="Mpm3">
      <style:header>
        <text:p><text:sheet-name>???</text:sheet-name></text:p>
      </style:header>
      <style:header-left style:display="false"/>
      <style:header-first style:display="false"/>
      <style:footer>
        <text:p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月ごと売上" style:display-name="PageStyle_月ごと売上" style:page-layout-name="Mpm3">
      <style:header>
        <text:p><text:sheet-name>???</text:sheet-name></text:p>
      </style:header>
      <style:header-left style:display="false"/>
      <style:header-first style:display="false"/>
      <style:footer>
        <text:p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貸借対照表" style:display-name="PageStyle_貸借対照表" style:page-layout-name="Mpm3">
      <style:header>
        <text:p><text:sheet-name>???</text:sheet-name></text:p>
      </style:header>
      <style:header-left style:display="false"/>
      <style:header-first style:display="false"/>
      <style:footer>
        <text:p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合計" style:display-name="PageStyle_合計" style:page-layout-name="Mpm3">
      <style:header>
        <text:p><text:sheet-name>???</text:sheet-name></text:p>
      </style:header>
      <style:header-left style:display="false"/>
      <style:header-first style:display="false"/>
      <style:footer>
        <text:p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総勘定元帳" style:display-name="PageStyle_総勘定元帳" style:page-layout-name="Mpm4">
      <style:header>
        <text:p><text:sheet-name>???</text:sheet-name></text:p>
      </style:header>
      <style:header-left style:display="false"/>
      <style:header-first style:display="false"/>
      <style:footer>
        <text:p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01T19:16:52.119676040</dc:date>
    <meta:editing-duration>PT5H16M40S</meta:editing-duration>
    <meta:editing-cycles>287</meta:editing-cycles>
    <meta:generator>LibreOffice/24.2.2.2$Linux_X86_64 LibreOffice_project/420$Build-2</meta:generator>
    <meta:print-date>2024-03-14T22:19:54.102681831</meta:print-date>
    <meta:document-statistic meta:table-count="6" meta:cell-count="386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Sub OpenFileMacro
    oSvc = createUnoService("com.sun.star.system.SystemShellExecute")
    GlobalScope.BasicLibraries.loadLibrary("Tools")
    sheet = ThisComponent.CurrentController.ActiveSheet
    theSelection=ThisComponent.CurrentSelection
    if NOT theSelection.SupportsService("com.sun.star.sheet.SheetCell")  then exit sub
    theCell = sheet.getCellByPosition(7, theSelection.CellAddress.Row())
    path_check = InStr(theCell.getString(),"/")
    If path_check = 1 then
    	oSvc.execute("xdg-open", theCell.getString(), 0)
    Else
    	oSvc.execute("xdg-open", Tools.Strings.DirectoryNameoutofPath(ThisComponent.getURL(),"/") + "/取引書類/" + theCell.getString(), 0)
    Endif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